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5.905cm" table:align="margins" style:writing-mode="lr-tb"/>
    </style:style>
    <style:style style:name="Таблица2.A" style:family="table-column">
      <style:table-column-properties style:column-width="7.952cm" style:rel-column-width="32767*"/>
    </style:style>
    <style:style style:name="Таблица2.B" style:family="table-column">
      <style:table-column-properties style:column-width="7.953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5e7b" officeooo:paragraph-rsid="00295e7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font-weight="bold" officeooo:rsid="00295e7b" officeooo:paragraph-rsid="00295e7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paragraph-rsid="0022136a" style:font-size-asian="14pt" style:font-weight-asian="normal" style:font-size-complex="14pt"/>
    </style:style>
    <style:style style:name="P19" style:family="paragraph" style:parent-style-name="Normal">
      <style:paragraph-properties fo:margin-left="0cm" fo:margin-right="0cm" fo:margin-top="0cm" fo:margin-bottom="0.189cm" loext:contextual-spacing="false" fo:line-height="150%" fo:text-indent="1.251cm" style:auto-text-indent="false">
        <style:tab-stops/>
      </style:paragraph-properties>
      <style:text-properties officeooo:paragraph-rsid="0029fd09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9fd09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a82b2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9d568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bae2f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d3514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121ee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38bfa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4f20b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61c96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7e028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486f39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officeooo:paragraph-rsid="0029fd09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officeooo:paragraph-rsid="004121ee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officeooo:paragraph-rsid="0042f835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fo:color="#000000" fo:font-size="14pt" officeooo:rsid="0026e483" officeooo:paragraph-rsid="0029fd09" style:font-size-asian="14pt" style:font-size-complex="14pt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41%" fo:text-align="justify" style:justify-single-word="false" fo:text-indent="1.251cm" style:auto-text-indent="false">
        <style:tab-stops/>
      </style:paragraph-properties>
      <style:text-properties fo:color="#000000" fo:font-size="14pt" officeooo:rsid="0026e483" officeooo:paragraph-rsid="002c9d96" style:font-size-asian="14pt" style:font-size-complex="14pt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41%" fo:text-align="justify" style:justify-single-word="false" fo:text-indent="1.251cm" style:auto-text-indent="false">
        <style:tab-stops/>
      </style:paragraph-properties>
      <style:text-properties officeooo:paragraph-rsid="002fee64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41%" fo:text-align="justify" style:justify-single-word="false" fo:text-indent="1.251cm" style:auto-text-indent="false">
        <style:tab-stops/>
      </style:paragraph-properties>
      <style:text-properties officeooo:paragraph-rsid="00486f39"/>
    </style:style>
    <style:style style:name="P38" style:family="paragraph" style:parent-style-name="Normal">
      <style:paragraph-properties fo:margin-left="0cm" fo:margin-right="0cm" fo:margin-top="0cm" fo:margin-bottom="0.852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9fd09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4121ee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bold" officeooo:rsid="0022136a" officeooo:paragraph-rsid="00295e7b" style:font-size-asian="14pt" style:font-weight-asian="bold" style:font-size-complex="14pt" style:font-weight-complex="bold"/>
    </style:style>
    <style:style style:name="P42" style:family="paragraph" style:parent-style-name="Normal">
      <style:paragraph-properties fo:margin-left="0cm" fo:margin-right="0cm" fo:margin-top="0cm" fo:margin-bottom="0.3cm" loext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a82b2"/>
    </style:style>
    <style:style style:name="P43" style:family="paragraph" style:parent-style-name="Normal">
      <style:paragraph-properties fo:margin-left="0cm" fo:margin-right="0.27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2a82b2"/>
    </style:style>
    <style:style style:name="P44" style:family="paragraph" style:parent-style-name="Normal">
      <style:paragraph-properties fo:margin-left="0cm" fo:margin-right="0.27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fo:color="#000000" fo:font-size="14pt" officeooo:rsid="0026e483" officeooo:paragraph-rsid="002a82b2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officeooo:rsid="00486f39" officeooo:paragraph-rsid="00486f39"/>
    </style:style>
    <style:style style:name="P46" style:family="paragraph" style:parent-style-name="Table_20_Contents">
      <style:paragraph-properties fo:text-align="justify" style:justify-single-word="false"/>
      <style:text-properties officeooo:rsid="0049243c" officeooo:paragraph-rsid="0049243c"/>
    </style:style>
    <style:style style:name="P47" style:family="paragraph" style:parent-style-name="Table_20_Contents">
      <style:paragraph-properties fo:text-align="justify" style:justify-single-word="false"/>
      <style:text-properties fo:font-weight="normal" officeooo:rsid="0049243c" officeooo:paragraph-rsid="0049243c" style:font-weight-asian="normal" style:font-weight-complex="normal"/>
    </style:style>
    <style:style style:name="P48" style:family="paragraph" style:parent-style-name="Normal">
      <style:paragraph-properties fo:margin-left="1.24cm" fo:margin-right="1.266cm" fo:margin-top="0.3cm" fo:margin-bottom="0cm" loext:contextual-spacing="false" fo:line-height="110%" fo:text-indent="0cm" style:auto-text-indent="false">
        <style:tab-stops/>
      </style:paragraph-properties>
      <style:text-properties officeooo:paragraph-rsid="002c9d96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nsolas" fo:font-size="12pt" fo:font-weight="normal" officeooo:rsid="004ae435" officeooo:paragraph-rsid="004ae43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nsolas" fo:font-size="12pt" fo:font-weight="normal" officeooo:rsid="004ae435" officeooo:paragraph-rsid="004ae43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fo:color="#000000" style:font-name="Consolas" fo:font-size="12pt" fo:font-weight="normal" officeooo:rsid="004ae435" officeooo:paragraph-rsid="004ae43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22136a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47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471" style:font-size-asian="14pt" style:font-weight-asian="bold" style:font-size-complex="14pt"/>
    </style:style>
    <style:style style:name="T6" style:family="text">
      <style:text-properties fo:font-size="14pt" fo:font-weight="bold" officeooo:rsid="004121ee" style:font-size-asian="14pt" style:font-weight-asian="bold" style:font-size-complex="14pt"/>
    </style:style>
    <style:style style:name="T7" style:family="text">
      <style:text-properties fo:color="#000000" fo:language="ru" fo:country="RU" officeooo:rsid="0026e483" style:font-name-asian="Calibri" style:font-name-complex="Calibri" style:language-complex="ar" style:country-complex="SA" style:font-weight-complex="normal"/>
    </style:style>
    <style:style style:name="T8" style:family="text">
      <style:text-properties fo:color="#000000" style:font-name="Times New Roman1" fo:font-size="14pt" style:font-name-asian="Calibri" style:font-size-asian="14pt" style:font-name-complex="Calibri" style:font-size-complex="14pt"/>
    </style:style>
    <style:style style:name="T9" style:family="text">
      <style:text-properties fo:color="#000000" style:font-name="Times New Roman1" fo:font-size="14pt" officeooo:rsid="0026e483" style:font-name-asian="Calibri" style:font-size-asian="14pt" style:font-name-complex="Calibri" style:font-size-complex="14pt"/>
    </style:style>
    <style:style style:name="T10" style:family="text">
      <style:text-properties fo:color="#000000" style:font-name="Times New Roman1" fo:font-size="14pt" officeooo:rsid="003436fa" style:font-name-asian="Calibri" style:font-size-asian="14pt" style:font-name-complex="Calibri" style:font-size-complex="14pt"/>
    </style:style>
    <style:style style:name="T11" style:family="text">
      <style:text-properties fo:color="#000000" style:font-name="Times New Roman1" fo:font-size="14pt" officeooo:rsid="00384919" style:font-name-asian="Calibri" style:font-size-asian="14pt" style:font-name-complex="Calibri" style:font-size-complex="14pt"/>
    </style:style>
    <style:style style:name="T12" style:family="text">
      <style:text-properties fo:color="#000000" style:font-name="Times New Roman1" fo:font-size="14pt" officeooo:rsid="0039d568" style:font-name-asian="Calibri" style:font-size-asian="14pt" style:font-name-complex="Calibri" style:font-size-complex="14pt"/>
    </style:style>
    <style:style style:name="T13" style:family="text">
      <style:text-properties fo:color="#000000" style:font-name="Times New Roman1" fo:font-size="14pt" officeooo:rsid="003d3514" style:font-name-asian="Calibri" style:font-size-asian="14pt" style:font-name-complex="Calibri" style:font-size-complex="14pt"/>
    </style:style>
    <style:style style:name="T14" style:family="text">
      <style:text-properties fo:color="#000000" style:font-name="Times New Roman1" fo:font-size="14pt" officeooo:rsid="004121ee" style:font-name-asian="Calibri" style:font-size-asian="14pt" style:font-name-complex="Calibri" style:font-size-complex="14pt"/>
    </style:style>
    <style:style style:name="T15" style:family="text">
      <style:text-properties fo:color="#000000" style:font-name="Times New Roman1" fo:font-size="14pt" officeooo:rsid="00438bfa" style:font-name-asian="Calibri" style:font-size-asian="14pt" style:font-name-complex="Calibri" style:font-size-complex="14pt"/>
    </style:style>
    <style:style style:name="T16" style:family="text">
      <style:text-properties fo:color="#000000" style:font-name="Times New Roman1" fo:font-size="14pt" officeooo:rsid="0044f20b" style:font-name-asian="Calibri" style:font-size-asian="14pt" style:font-name-complex="Calibri" style:font-size-complex="14pt"/>
    </style:style>
    <style:style style:name="T17" style:family="text">
      <style:text-properties fo:color="#000000" style:font-name="Times New Roman1" fo:font-size="14pt" officeooo:rsid="00451484" style:font-name-asian="Calibri" style:font-size-asian="14pt" style:font-name-complex="Calibri" style:font-size-complex="14pt"/>
    </style:style>
    <style:style style:name="T18" style:family="text">
      <style:text-properties fo:color="#000000" style:font-name="Times New Roman1" fo:font-size="14pt" officeooo:rsid="00461c96" style:font-name-asian="Calibri" style:font-size-asian="14pt" style:font-name-complex="Calibri" style:font-size-complex="14pt"/>
    </style:style>
    <style:style style:name="T19" style:family="text">
      <style:text-properties fo:color="#000000" style:font-name="Times New Roman1" fo:font-size="14pt" officeooo:rsid="0047e028" style:font-name-asian="Calibri" style:font-size-asian="14pt" style:font-name-complex="Calibri" style:font-size-complex="14pt"/>
    </style:style>
    <style:style style:name="T20" style:family="text">
      <style:text-properties fo:color="#000000" style:font-name="Times New Roman1" fo:font-size="14pt" officeooo:rsid="00486f39" style:font-name-asian="Calibri" style:font-size-asian="14pt" style:font-name-complex="Calibri" style:font-size-complex="14pt"/>
    </style:style>
    <style:style style:name="T21" style:family="text">
      <style:text-properties fo:color="#000000" style:font-name="Times New Roman1" fo:font-size="14pt" officeooo:rsid="004ce2e5" style:font-name-asian="Calibri" style:font-size-asian="14pt" style:font-name-complex="Calibri" style:font-size-complex="14pt"/>
    </style:style>
    <style:style style:name="T22" style:family="text">
      <style:text-properties fo:color="#000000" style:font-name="Times New Roman1" fo:font-size="14pt" fo:font-weight="bold" officeooo:rsid="0026e483" style:font-name-asian="Calibri" style:font-size-asian="14pt" style:font-weight-asian="bold" style:font-name-complex="Calibri" style:font-size-complex="14pt"/>
    </style:style>
    <style:style style:name="T23" style:family="text">
      <style:text-properties fo:color="#000000" style:font-name="Times New Roman1" fo:font-size="14pt" fo:font-weight="bold" officeooo:rsid="0026e483" style:font-name-asian="Calibri" style:font-size-asian="14pt" style:font-weight-asian="bold" style:font-name-complex="Calibri" style:font-size-complex="14pt" style:font-weight-complex="bold"/>
    </style:style>
    <style:style style:name="T24" style:family="text">
      <style:text-properties fo:color="#000000" style:font-name="Times New Roman1" fo:font-size="14pt" fo:font-weight="normal" officeooo:rsid="0039d568" style:font-name-asian="Calibri" style:font-size-asian="14pt" style:font-weight-asian="normal" style:font-name-complex="Calibri" style:font-size-complex="14pt" style:font-weight-complex="normal"/>
    </style:style>
    <style:style style:name="T25" style:family="text">
      <style:text-properties fo:color="#000000" style:font-name="Times New Roman1" fo:font-size="14pt" fo:font-weight="normal" officeooo:rsid="00461c96" style:font-name-asian="Calibri" style:font-size-asian="14pt" style:font-weight-asian="normal" style:font-name-complex="Calibri" style:font-size-complex="14pt" style:font-weight-complex="normal"/>
    </style:style>
    <style:style style:name="T26" style:family="text">
      <style:text-properties fo:color="#000000" style:font-name="Times New Roman1" fo:font-size="14pt" fo:font-weight="normal" officeooo:rsid="00486f39" style:font-name-asian="Calibri" style:font-size-asian="14pt" style:font-weight-asian="normal" style:font-name-complex="Calibri" style:font-size-complex="14pt" style:font-weight-complex="normal"/>
    </style:style>
    <style:style style:name="T27" style:family="text">
      <style:text-properties fo:color="#000000" style:font-name="Consolas" fo:font-size="12pt" officeooo:rsid="0047e028" style:font-name-asian="Calibri" style:font-size-asian="10.5pt" style:font-name-complex="Calibri" style:font-size-complex="12pt"/>
    </style:style>
    <style:style style:name="T28" style:family="text">
      <style:text-properties fo:font-variant="normal" fo:text-transform="none" fo:color="#000000" fo:font-size="14pt" style:font-size-asian="14pt" style:font-size-complex="14pt"/>
    </style:style>
    <style:style style:name="T29" style:family="text">
      <style:text-properties fo:font-variant="normal" fo:text-transform="none" fo:color="#000000" fo:font-size="14pt" officeooo:rsid="004121ee" style:font-size-asian="14pt" style:font-size-complex="14pt"/>
    </style:style>
    <style:style style:name="T30" style:family="text">
      <style:text-properties style:font-name="Times New Roman1" fo:font-size="14pt" style:font-name-asian="Calibri" style:font-size-asian="14pt" style:font-name-complex="Calibri" style:font-size-complex="14pt"/>
    </style:style>
    <style:style style:name="T31" style:family="text">
      <style:text-properties style:font-name="Times New Roman1" fo:font-size="14pt" officeooo:rsid="003436fa" style:font-name-asian="Calibri" style:font-size-asian="14pt" style:font-name-complex="Calibri" style:font-size-complex="14pt"/>
    </style:style>
    <style:style style:name="T32" style:family="text">
      <style:text-properties style:font-name="Times New Roman1" fo:font-size="14pt" officeooo:rsid="00348204" style:font-name-asian="Calibri" style:font-size-asian="14pt" style:font-name-complex="Calibri" style:font-size-complex="14pt"/>
    </style:style>
    <style:style style:name="T33" style:family="text">
      <style:text-properties style:font-name="Times New Roman1" fo:font-size="14pt" officeooo:rsid="004121ee" style:font-name-asian="Calibri" style:font-size-asian="14pt" style:font-name-complex="Calibri" style:font-size-complex="14pt"/>
    </style:style>
    <style:style style:name="T34" style:family="text">
      <style:text-properties style:font-name="Times New Roman1" fo:font-size="14pt" fo:font-weight="bold" style:font-name-asian="Calibri" style:font-size-asian="14pt" style:font-weight-asian="bold" style:font-name-complex="Calibri" style:font-size-complex="14pt"/>
    </style:style>
    <style:style style:name="T35" style:family="text">
      <style:text-properties style:font-name="Times New Roman1" fo:font-size="14pt" fo:font-weight="normal" officeooo:rsid="004121ee" style:font-name-asian="Calibri" style:font-size-asian="14pt" style:font-weight-asian="normal" style:font-name-complex="Calibri" style:font-size-complex="14pt" style:font-weight-complex="normal"/>
    </style:style>
    <style:style style:name="T36" style:family="text">
      <style:text-properties style:font-name="Times New Roman1" fo:font-size="14pt" fo:font-weight="normal" officeooo:rsid="00437cb8" style:font-name-asian="Calibri" style:font-size-asian="14pt" style:font-weight-asian="normal" style:font-name-complex="Calibri" style:font-size-complex="14pt" style:font-weight-complex="normal"/>
    </style:style>
    <style:style style:name="T37" style:family="text">
      <style:text-properties style:font-name="Times New Roman1" style:font-name-asian="Calibri" style:font-name-complex="Calibri"/>
    </style:style>
    <style:style style:name="T38" style:family="text">
      <style:text-properties style:font-name="Times New Roman1" officeooo:rsid="003bae2f" style:font-name-asian="Calibri" style:font-name-complex="Calibri"/>
    </style:style>
    <style:style style:name="T39" style:family="text">
      <style:text-properties style:font-name="Times New Roman1" officeooo:rsid="003f5e9c" style:font-name-asian="Calibri" style:font-name-complex="Calibri"/>
    </style:style>
    <style:style style:name="T40" style:family="text">
      <style:text-properties style:font-name="Times New Roman1" fo:font-weight="normal" style:font-name-asian="Calibri" style:font-weight-asian="normal" style:font-name-complex="Calibri" style:font-weight-complex="normal"/>
    </style:style>
    <style:style style:name="T41" style:family="text">
      <style:text-properties style:font-name="Times New Roman1" fo:font-weight="normal" officeooo:rsid="003ebfa4" style:font-name-asian="Calibri" style:font-weight-asian="normal" style:font-name-complex="Calibri" style:font-weight-complex="normal"/>
    </style:style>
    <style:style style:name="T42" style:family="text">
      <style:text-properties style:font-name="Times New Roman1" fo:font-weight="normal" officeooo:rsid="0049243c" style:font-name-asian="Calibri" style:font-weight-asian="normal" style:font-name-complex="Calibri" style:font-weight-complex="normal"/>
    </style:style>
    <style:style style:name="T43" style:family="text">
      <style:text-properties style:font-name="Times New Roman1" fo:font-weight="normal" officeooo:rsid="004a464e" style:font-name-asian="Calibri" style:font-weight-asian="normal" style:font-name-complex="Calibri" style:font-weight-complex="normal"/>
    </style:style>
    <style:style style:name="T44" style:family="text">
      <style:text-properties style:font-weight-complex="bold"/>
    </style:style>
    <style:style style:name="T45" style:family="text">
      <style:text-properties officeooo:rsid="00269a57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4">Кафедра </text:span><text:span text:style-name="T5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9"><text:span text:style-name="Название_20_книги"><text:span text:style-name="T1">отчет</text:span></text:span></text:p>
      <text:p text:style-name="P6"><text:span text:style-name="T4">по лабораторной работе №</text:span><text:span text:style-name="T6">4</text:span></text:p>
      <text:p text:style-name="P6"><text:span text:style-name="T4">по дисциплине «</text:span><text:span text:style-name="T5">Алгоритмы и структуры данных</text:span><text:span text:style-name="T4">»</text:span></text:p>
      <text:p text:style-name="P3"><text:span text:style-name="Название_20_книги"><text:span text:style-name="T28">Тема: </text:span></text:span><text:span text:style-name="Название_20_книги"><text:span text:style-name="T29">Бинарные деревья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2">Студентка гр. </text:span><text:span text:style-name="T3">7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8"><text:span text:style-name="T44">201</text:span><text:span text:style-name="T45">8</text:span></text:p>
      <text:p text:style-name="P19"><text:soft-page-break/><text:span text:style-name="Default_20_Paragraph_20_Font"><text:span text:style-name="T34">Задание.</text:span></text:span></text:p>
      <text:p text:style-name="P25"><text:span text:style-name="Default_20_Paragraph_20_Font"><text:span text:style-name="T8">Вариант </text:span></text:span><text:span text:style-name="Default_20_Paragraph_20_Font"><text:span text:style-name="T14">3</text:span></text:span><text:span text:style-name="Default_20_Paragraph_20_Font"><text:span text:style-name="T10">-</text:span></text:span><text:span text:style-name="Default_20_Paragraph_20_Font"><text:span text:style-name="T14">в</text:span></text:span><text:span text:style-name="Default_20_Paragraph_20_Font"><text:span text:style-name="T10">. </text:span></text:span><text:span text:style-name="Default_20_Paragraph_20_Font"><text:span text:style-name="T14">Заданы два бинарных дерева b1 и b2 типа BT с произвольным типом элементов. Проверить:</text:span></text:span></text:p>
      <text:p text:style-name="P25"><text:span text:style-name="Default_20_Paragraph_20_Font"><text:span text:style-name="T14">а) подобны ли они (два бинарных дерева подобны, если они оба пусты либо они оба непусты и их левые поддеревья подобны и правые поддеревья подобны);</text:span></text:span></text:p>
      <text:p text:style-name="P25"><text:span text:style-name="Default_20_Paragraph_20_Font"><text:span text:style-name="T14">б) равны ли они (два бинарных дерева равны, если они подобны и их</text:span></text:span></text:p>
      <text:p text:style-name="P40"><text:span text:style-name="Default_20_Paragraph_20_Font"><text:span text:style-name="T14">соответствующие элементы равны);</text:span></text:span></text:p>
      <text:p text:style-name="P25"><text:span text:style-name="Default_20_Paragraph_20_Font"><text:span text:style-name="T14">в) зеркально подобны ли они (два бинарных дерева зеркально подобны, если они оба пусты либо они оба непусты и для каждого из них левое поддерево одного подобно правому поддереву другого);</text:span></text:span></text:p>
      <text:p text:style-name="P25"><text:span text:style-name="Default_20_Paragraph_20_Font"><text:span text:style-name="T14">г) симметричны ли они (два бинарных дерева симметричны, если они зеркально подобны и их соответствующие элементы равны).</text:span></text:span></text:p>
      <text:p text:style-name="P19"><text:span text:style-name="Default_20_Paragraph_20_Font"><text:span text:style-name="T34">Пояснение к заданию.</text:span></text:span></text:p>
      <text:p text:style-name="P38"><text:span text:style-name="Default_20_Paragraph_20_Font"><text:span text:style-name="T30">Нужно написать программу, принимающую </text:span></text:span><text:span text:style-name="Default_20_Paragraph_20_Font"><text:span text:style-name="T31">н</text:span></text:span><text:span text:style-name="Default_20_Paragraph_20_Font"><text:span text:style-name="T30">а </text:span></text:span><text:span text:style-name="Default_20_Paragraph_20_Font"><text:span text:style-name="T31">вход </text:span></text:span><text:span text:style-name="Default_20_Paragraph_20_Font"><text:span text:style-name="T33">два скобочных представления бинарных деревьев (в сокращенной форме), сравнить их и сделать вывод об их подобности, равенстве, зеркальности и симметричности</text:span></text:span><text:span text:style-name="Default_20_Paragraph_20_Font"><text:span text:style-name="T32">. </text:span></text:span><text:span text:style-name="Default_20_Paragraph_20_Font"><text:span text:style-name="T33">Правила сокращенной формы скобочного представления деревьев: (&lt;корень&gt; &lt;непустное БД&gt; &lt;пустое БД&gt;) = (&lt;корень&gt; &lt;непустое БД&gt;); ( &lt;корень&gt; &lt;пустое БД&gt; &lt;пустое БД&gt;) = (&lt;корень&gt;); ( &lt;пустое БД&gt;) = (#)</text:span></text:span></text:p>
      <text:p text:style-name="P31"><text:span text:style-name="Default_20_Paragraph_20_Font"><text:span text:style-name="T34">Описание алгоритма.</text:span></text:span></text:p>
      <text:p text:style-name="P32"><text:span text:style-name="Default_20_Paragraph_20_Font"><text:span text:style-name="T35">1. Алгоритм создания бинарного деревья.</text:span></text:span></text:p>
      <text:p text:style-name="P32"><text:span text:style-name="Default_20_Paragraph_20_Font"><text:span text:style-name="T35">Последовательно рассматриваем каждый символ скобочного представления бинарного дерева. Если текущий элемент содержит в себе непустые поддеревья, то заполняем соответствующими данными ячейку в массиве и рекурсивно вызываем функцию создания БД для детей этого элемента. Если текущий элемент не имеет детей, то <text:s/>заполняем </text:span></text:span><text:soft-page-break/><text:span text:style-name="Default_20_Paragraph_20_Font"><text:span text:style-name="T35">соответствующими данными ячейку в массиве и либо переходим на правого брата этого элемента (если он есть), либо текущий вызов рекурсии завершается.</text:span></text:span></text:p>
      <text:p text:style-name="P32"><text:span text:style-name="Default_20_Paragraph_20_Font"><text:span text:style-name="T35">2. Алгоритм сравнения деревьев.</text:span></text:span></text:p>
      <text:p text:style-name="P32"><text:span text:style-name="Default_20_Paragraph_20_Font"><text:span text:style-name="T35">На подобность: сравнение начинается с первого элемента массив</text:span></text:span><text:span text:style-name="Default_20_Paragraph_20_Font"><text:span text:style-name="T36">ов</text:span></text:span><text:span text:style-name="Default_20_Paragraph_20_Font"><text:span text:style-name="T35"> БД. </text:span></text:span><text:span text:style-name="Default_20_Paragraph_20_Font"><text:span text:style-name="T36">Е</text:span></text:span><text:span text:style-name="Default_20_Paragraph_20_Font"><text:span text:style-name="T35">сли левый и правый ребенок первого дерева равен левому и правому ребенку второго, то происходит рекурсивный вызов сначала для левых детей первого и второго дерева, затем для правых детей, иначе рассматриваемые деревья не являются подобными. </text:span></text:span></text:p>
      <text:p text:style-name="P33"><text:span text:style-name="Default_20_Paragraph_20_Font"><text:span text:style-name="T35">На зеркальность: сравнение начинается с первого элемента массив</text:span></text:span><text:span text:style-name="Default_20_Paragraph_20_Font"><text:span text:style-name="T36">ов</text:span></text:span><text:span text:style-name="Default_20_Paragraph_20_Font"><text:span text:style-name="T35"> БД. </text:span></text:span><text:span text:style-name="Default_20_Paragraph_20_Font"><text:span text:style-name="T36">Е</text:span></text:span><text:span text:style-name="Default_20_Paragraph_20_Font"><text:span text:style-name="T35">сли </text:span></text:span><text:span text:style-name="Default_20_Paragraph_20_Font"><text:span text:style-name="T36">первое дерево имеет левого (правого) ребенка, а второе дерево — <text:s/>правого (левого), то рекурсивно вызываем алгоритм для левого (правого) ребенка первого и правого (левого) ребенка второго. Иначе деревья не являются зеркальными.</text:span></text:span></text:p>
      <text:p text:style-name="P32"><text:span text:style-name="Default_20_Paragraph_20_Font"><text:span text:style-name="T35"/></text:span></text:p>
      <text:p text:style-name="P36"><text:span text:style-name="Default_20_Paragraph_20_Font"><text:span text:style-name="T23">Описание функций и структур данных.</text:span></text:span></text:p>
      <text:p text:style-name="P37"><text:span text:style-name="Default_20_Paragraph_20_Font"><text:span text:style-name="T26">Код программы приведен в приложении А.</text:span></text:span></text:p>
      <text:p text:style-name="P20"><text:span text:style-name="Default_20_Paragraph_20_Font"><text:span text:style-name="T11">1. Структура </text:span></text:span><text:span text:style-name="Default_20_Paragraph_20_Font"><text:span text:style-name="T19">BinTree</text:span></text:span></text:p>
      <text:p text:style-name="P29"><text:span text:style-name="Default_20_Paragraph_20_Font"><text:span text:style-name="T27">typedef struct BinTree{</text:span></text:span></text:p>
      <text:p text:style-name="P29"><text:span text:style-name="Default_20_Paragraph_20_Font"><text:span text:style-name="T27"><text:tab/>char data;</text:span></text:span></text:p>
      <text:p text:style-name="P29"><text:span text:style-name="Default_20_Paragraph_20_Font"><text:span text:style-name="T27"><text:tab/>int left;</text:span></text:span></text:p>
      <text:p text:style-name="P29"><text:span text:style-name="Default_20_Paragraph_20_Font"><text:span text:style-name="T27"><text:tab/>int right;</text:span></text:span></text:p>
      <text:p text:style-name="P29"><text:span text:style-name="Default_20_Paragraph_20_Font"><text:span text:style-name="T27"><text:s text:c="8"/>int size;</text:span></text:span></text:p>
      <text:p text:style-name="P29"><text:span text:style-name="Default_20_Paragraph_20_Font"><text:span text:style-name="T27">}BinTree;</text:span></text:span></text:p>
      <text:p text:style-name="P29"><text:span text:style-name="Default_20_Paragraph_20_Font"><text:span text:style-name="T19">Содержит поля: </text:span></text:span></text:p>
      <text:p text:style-name="P29"><text:span text:style-name="Default_20_Paragraph_20_Font"><text:span text:style-name="T19">data — хранит значение элемента</text:span></text:span></text:p>
      <text:p text:style-name="P29"><text:span text:style-name="Default_20_Paragraph_20_Font"><text:span text:style-name="T19">left — хранит индекс левого ребенка в массиве (size*2+1)</text:span></text:span></text:p>
      <text:p text:style-name="P29"><text:span text:style-name="Default_20_Paragraph_20_Font"><text:span text:style-name="T19">right — хранит индекс правого ребенка в массиве (size*2+2)</text:span></text:span></text:p>
      <text:p text:style-name="P29"><text:span text:style-name="Default_20_Paragraph_20_Font"><text:span text:style-name="T19">size — хранит индекс самого элемента</text:span></text:span></text:p>
      <text:p text:style-name="P26"><text:span text:style-name="Default_20_Paragraph_20_Font"><text:span text:style-name="T15">2</text:span></text:span><text:span text:style-name="Default_20_Paragraph_20_Font"><text:span text:style-name="T11">. Фукнция </text:span></text:span><text:span text:style-name="Default_20_Paragraph_20_Font"><text:span text:style-name="T15">CreateTree(BinTree *bt, char* str, int level, int size)</text:span></text:span></text:p>
      <text:p text:style-name="P26"><text:span text:style-name="Default_20_Paragraph_20_Font"><text:span text:style-name="T15">Функция принимает на вход массив bt, который заполнится </text:span></text:span><text:soft-page-break/><text:span text:style-name="Default_20_Paragraph_20_Font"><text:span text:style-name="T15">элементами бинарного дерева, строку str, содержащую скобочное представление БД, переменную <text:s/>level, которая хранит текущий уровень рекурсии, переменную <text:s/>size, которая хранит текущий номер индекса ячейки массива bt. Функция реализует алгоритм создания БД, описанный в разделе «Описание алгоритма».</text:span></text:span></text:p>
      <text:p text:style-name="P27"><text:span text:style-name="Default_20_Paragraph_20_Font"><text:span text:style-name="T15">3. Функция </text:span></text:span><text:span text:style-name="Default_20_Paragraph_20_Font"><text:span text:style-name="T16">CreateElem(BinTree *bt, char data, int size, int is_atom)</text:span></text:span></text:p>
      <text:p text:style-name="P27"><text:span text:style-name="Default_20_Paragraph_20_Font"><text:span text:style-name="T15">Функция принимает на вход массив bt, который заполнится элементами бинарного дерева, </text:span></text:span><text:span text:style-name="Default_20_Paragraph_20_Font"><text:span text:style-name="T16">переменную data, которая хранит значение элемента, переменную size, по значению которой определяется место в массиве bt элемента data, переменную is_atom, которая равна 0, если элемент не атом, и равна 1 — иначе. По заданным параметрам в массив bt помещается элемент data в ячейку с номером size.</text:span></text:span></text:p>
      <text:p text:style-name="P27"><text:span text:style-name="Default_20_Paragraph_20_Font"><text:span text:style-name="T12">4. Функция </text:span></text:span><text:span text:style-name="Default_20_Paragraph_20_Font"><text:span text:style-name="T16">is_correct(char *str)</text:span></text:span></text:p>
      <text:p text:style-name="P22"><text:span text:style-name="Default_20_Paragraph_20_Font"><text:span text:style-name="T12">Функция принимает </text:span></text:span><text:span text:style-name="Default_20_Paragraph_20_Font"><text:span text:style-name="T16">скобочное представление БД и проверяет его на корректность: наличие правильно расположенных скобочек, </text:span></text:span><text:span text:style-name="Default_20_Paragraph_20_Font"><text:span text:style-name="T17">соблюдение скобочной сокращенной формы, наличие элементов (или «#»).</text:span></text:span></text:p>
      <text:p text:style-name="P28"><text:span text:style-name="Default_20_Paragraph_20_Font"><text:span text:style-name="T18">5</text:span></text:span><text:span text:style-name="Default_20_Paragraph_20_Font"><text:span text:style-name="T12">. Функци</text:span></text:span><text:span text:style-name="Default_20_Paragraph_20_Font"><text:span text:style-name="T18">и</text:span></text:span><text:span text:style-name="Default_20_Paragraph_20_Font"><text:span text:style-name="T12"> </text:span></text:span><text:span text:style-name="Default_20_Paragraph_20_Font"><text:span text:style-name="T18">are_similar(BinTree *bt1, BinTree *bt2, int level, int *is_equal) и are_mirrored(BinTree *bt1, BinTree *bt2, int level, int *is_symm)</text:span></text:span></text:p>
      <text:p text:style-name="P28"><text:span text:style-name="Default_20_Paragraph_20_Font"><text:span text:style-name="T18">Функция <text:s/>are_similar принимает два БД, переменную level, хранящую значение уровня рекурсии и переменную is_equal, принимающую значение 1, если оба БД равны и 0 — иначе. Описание работы функции приведено в пункте 2 раздела «Описание алгоритма».</text:span></text:span></text:p>
      <text:p text:style-name="P28"><text:span text:style-name="Default_20_Paragraph_20_Font"><text:span text:style-name="T18">Функция <text:s/>are_mirrored принимает два БД, переменную level, хранящую значение уровня рекурсии и переменную is_symm, принимающую значение 1, если оба БД симметричны и 0 — иначе. Описание работы функции приведено в пункте </text:span></text:span><text:span text:style-name="Default_20_Paragraph_20_Font"><text:span text:style-name="T21">2</text:span></text:span><text:span text:style-name="Default_20_Paragraph_20_Font"><text:span text:style-name="T18"> раздела «Описание алгоритма».</text:span></text:span></text:p>
      <text:p text:style-name="P23"><text:span text:style-name="Default_20_Paragraph_20_Font"><text:span text:style-name="T24">7. Функция main()</text:span></text:span></text:p>
      <text:p text:style-name="P23"><text:span text:style-name="Default_20_Paragraph_20_Font"><text:span text:style-name="T24">Головная функция выводит приветственно-объясняющий текст, считывает строк</text:span></text:span><text:span text:style-name="Default_20_Paragraph_20_Font"><text:span text:style-name="T25">и</text:span></text:span><text:span text:style-name="Default_20_Paragraph_20_Font"><text:span text:style-name="T24">, содержащ</text:span></text:span><text:span text:style-name="Default_20_Paragraph_20_Font"><text:span text:style-name="T25">ие</text:span></text:span><text:span text:style-name="Default_20_Paragraph_20_Font"><text:span text:style-name="T24"> скобочн</text:span></text:span><text:span text:style-name="Default_20_Paragraph_20_Font"><text:span text:style-name="T25">ые</text:span></text:span><text:span text:style-name="Default_20_Paragraph_20_Font"><text:span text:style-name="T24"> конструкц</text:span></text:span><text:span text:style-name="Default_20_Paragraph_20_Font"><text:span text:style-name="T25">и</text:span></text:span><text:span text:style-name="Default_20_Paragraph_20_Font"><text:span text:style-name="T24">ю, анализирует </text:span></text:span><text:soft-page-break/><text:span text:style-name="Default_20_Paragraph_20_Font"><text:span text:style-name="T24">каждый ее символ и по алгоритму, описанному выше, вывод</text:span></text:span><text:span text:style-name="Default_20_Paragraph_20_Font"><text:span text:style-name="T25">ит</text:span></text:span><text:span text:style-name="Default_20_Paragraph_20_Font"><text:span text:style-name="T24"> утверждение о </text:span></text:span><text:span text:style-name="Default_20_Paragraph_20_Font"><text:span text:style-name="T25">подобности, равенстве, зеркальности и симметрчности двух деревьев.</text:span></text:span></text:p>
      <text:p text:style-name="P20"><text:span text:style-name="Default_20_Paragraph_20_Font"><text:span text:style-name="T30"/></text:span></text:p>
      <text:p text:style-name="P31"><text:span text:style-name="Default_20_Paragraph_20_Font"><text:span text:style-name="T34">Тестирование</text:span></text:span></text:p>
      <text:p text:style-name="P34"><text:span text:style-name="Default_20_Paragraph_20_Font"><text:span text:style-name="T37">Для более наглядной демонстрации работы программы был создан ряд тестов и bash-скрипт, последовательно выводящий содержимое очередного теста и результат работы программы для этого теста. Код bashскрипта </text:span></text:span><text:span text:style-name="Default_20_Paragraph_20_Font"><text:span text:style-name="T39">и его работа </text:span></text:span><text:span text:style-name="Default_20_Paragraph_20_Font"><text:span text:style-name="T37">представлен</text:span></text:span><text:span text:style-name="Default_20_Paragraph_20_Font"><text:span text:style-name="T39">ы</text:span></text:span><text:span text:style-name="Default_20_Paragraph_20_Font"><text:span text:style-name="T37"> в приложении </text:span></text:span><text:span text:style-name="Default_20_Paragraph_20_Font"><text:span text:style-name="T38">Б</text:span></text:span><text:span text:style-name="Default_20_Paragraph_20_Font"><text:span text:style-name="T39">.</text:span></text:span></text:p>
      <text:p text:style-name="P21"><text:span text:style-name="Default_20_Paragraph_20_Font"><text:span text:style-name="T9">Рассмотрим тест 1: </text:span></text:span></text:p>
      <text:p text:style-name="P24"><text:span text:style-name="Default_20_Paragraph_20_Font"><text:span text:style-name="T13">Входные данные:</text:span></text:span></text:p>
      <text:p text:style-name="P30"><text:span text:style-name="Default_20_Paragraph_20_Font"><text:span text:style-name="T20">(q(w)(e))</text:span></text:span></text:p>
      <text:p text:style-name="P30"><text:span text:style-name="Default_20_Paragraph_20_Font"><text:span text:style-name="T20">(q(w)(e))</text:span></text:span></text:p>
      <text:p text:style-name="P21"><text:span text:style-name="Default_20_Paragraph_20_Font"><text:span text:style-name="T9">В</text:span></text:span><text:span text:style-name="Default_20_Paragraph_20_Font"><text:span text:style-name="T13">ы</text:span></text:span><text:span text:style-name="Default_20_Paragraph_20_Font"><text:span text:style-name="T9">ходные данные:</text:span></text:span></text:p>
      <text:p text:style-name="P30"><text:span text:style-name="Default_20_Paragraph_20_Font"><text:span text:style-name="T20">are similar</text:span></text:span></text:p>
      <text:p text:style-name="P30"><text:span text:style-name="Default_20_Paragraph_20_Font"><text:span text:style-name="T20">are equal</text:span></text:span></text:p>
      <text:p text:style-name="P30"><text:span text:style-name="Default_20_Paragraph_20_Font"><text:span text:style-name="T20">are mirrored</text:span></text:span></text:p>
      <text:p text:style-name="P30"><text:span text:style-name="Default_20_Paragraph_20_Font"><text:span text:style-name="T20">are not symmetrical</text:span></text:span></text:p>
      <text:p text:style-name="P30"><text:span text:style-name="Default_20_Paragraph_20_Font"><text:span text:style-name="T13">Сначала проходим каждый символ строки с помощью цикла for. </text:span></text:span><text:span text:style-name="Default_20_Paragraph_20_Font"><text:span text:style-name="T20">Первый элемент бинарного дерева не атом, следовательно вносим значение этого элемента в ячейку массива с номером 0 и рекурсивно вызываем функцию для детей первого элемента. Дети первого элемента — атомы, следовательно вносим их значение ячейки с массива с индексом 1 и 2. В функциях are_similar и are_mirrored проверяем два БД на по</text:span></text:span><text:span text:style-name="Default_20_Paragraph_20_Font"><text:span text:style-name="T25">добност</text:span></text:span><text:span text:style-name="Default_20_Paragraph_20_Font"><text:span text:style-name="T26">ь</text:span></text:span><text:span text:style-name="Default_20_Paragraph_20_Font"><text:span text:style-name="T25">, равенств</text:span></text:span><text:span text:style-name="Default_20_Paragraph_20_Font"><text:span text:style-name="T26">о</text:span></text:span><text:span text:style-name="Default_20_Paragraph_20_Font"><text:span text:style-name="T25">, зеркальност</text:span></text:span><text:span text:style-name="Default_20_Paragraph_20_Font"><text:span text:style-name="T26">ь</text:span></text:span><text:span text:style-name="Default_20_Paragraph_20_Font"><text:span text:style-name="T25"> и симметр</text:span></text:span><text:span text:style-name="Default_20_Paragraph_20_Font"><text:span text:style-name="T26">и</text:span></text:span><text:span text:style-name="Default_20_Paragraph_20_Font"><text:span text:style-name="T25">чност</text:span></text:span><text:span text:style-name="Default_20_Paragraph_20_Font"><text:span text:style-name="T26">ь.</text:span></text:span></text:p>
      <text:p text:style-name="P42"><text:span text:style-name="Default_20_Paragraph_20_Font"><text:span text:style-name="T9">В табл. 1 представлены входные и выходные данные всех тестов</text:span></text:span></text:p>
      <text:p text:style-name="P43"><text:span text:style-name="Default_20_Paragraph_20_Font"><text:span text:style-name="T9">Таблица 1 — входные и выходные данные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5">Входные данные</text:p>
          </table:table-cell>
          <table:table-cell table:style-name="Таблица2.B1" office:value-type="string">
            <text:p text:style-name="P45">Выходные данные</text:p>
          </table:table-cell>
        </table:table-row>
        <table:table-row>
          <table:table-cell table:style-name="Таблица2.A2" office:value-type="string">
            <text:p text:style-name="P45">(q(w)(e))</text:p>
            <text:p text:style-name="P45">(q(w)(e))</text:p>
            <text:p text:style-name="P45"/>
            <text:p text:style-name="P45"><text:soft-page-break/></text:p>
          </table:table-cell>
          <table:table-cell table:style-name="Таблица2.B2" office:value-type="string">
            <text:p text:style-name="P45">are similar</text:p>
            <text:p text:style-name="P45">are equal</text:p>
            <text:p text:style-name="P45">are mirrored</text:p>
            <text:p text:style-name="P45"><text:soft-page-break/>aren't symmetrical</text:p>
          </table:table-cell>
        </table:table-row>
        <table:table-row>
          <table:table-cell table:style-name="Таблица2.A2" office:value-type="string">
            <text:p text:style-name="P45">(q(e)(w))</text:p>
            <text:p text:style-name="P45">(q(w)(e))</text:p>
          </table:table-cell>
          <table:table-cell table:style-name="Таблица2.B2" office:value-type="string">
            <text:p text:style-name="P45">are similar</text:p>
            <text:p text:style-name="P45">aren't equal</text:p>
            <text:p text:style-name="P45">are mirrored</text:p>
            <text:p text:style-name="P45">are symmetrical</text:p>
          </table:table-cell>
        </table:table-row>
        <table:table-row>
          <table:table-cell table:style-name="Таблица2.A2" office:value-type="string">
            <text:p text:style-name="P45">(a(b(c)(d#(e))))</text:p>
            <text:p text:style-name="P45">(a#(b(d(e))(c)))</text:p>
          </table:table-cell>
          <table:table-cell table:style-name="Таблица2.B2" office:value-type="string">
            <text:p text:style-name="P45">aren't similar</text:p>
            <text:p text:style-name="P45">aren't equal</text:p>
            <text:p text:style-name="P45">are mirrored</text:p>
            <text:p text:style-name="P45">are symmetrical</text:p>
          </table:table-cell>
        </table:table-row>
        <table:table-row>
          <table:table-cell table:style-name="Таблица2.A2" office:value-type="string">
            <text:p text:style-name="P45">(a(b(c)(d#(e))))</text:p>
            <text:p text:style-name="P45">(a#(b(c(e))(d)))</text:p>
          </table:table-cell>
          <table:table-cell table:style-name="Таблица2.B2" office:value-type="string">
            <text:p text:style-name="P45">aren't similar</text:p>
            <text:p text:style-name="P45">aren't equal</text:p>
            <text:p text:style-name="P45">are mirrored</text:p>
            <text:p text:style-name="P45">aren't symmetrical</text:p>
          </table:table-cell>
        </table:table-row>
        <table:table-row>
          <table:table-cell table:style-name="Таблица2.A2" office:value-type="string">
            <text:p text:style-name="P45">(#)</text:p>
            <text:p text:style-name="P45">(#)</text:p>
          </table:table-cell>
          <table:table-cell table:style-name="Таблица2.B2" office:value-type="string">
            <text:p text:style-name="P45">are similar</text:p>
            <text:p text:style-name="P45">are equal</text:p>
            <text:p text:style-name="P45">are mirrored</text:p>
            <text:p text:style-name="P45">are symmetrical</text:p>
          </table:table-cell>
        </table:table-row>
        <table:table-row>
          <table:table-cell table:style-name="Таблица2.A2" office:value-type="string">
            <text:p text:style-name="P45">(a(b(d)(e))(c(g)(z)))</text:p>
            <text:p text:style-name="P45">(a(b(d)(e))(c(g)(z)))</text:p>
          </table:table-cell>
          <table:table-cell table:style-name="Таблица2.B2" office:value-type="string">
            <text:p text:style-name="P45">are similar</text:p>
            <text:p text:style-name="P45">are equal</text:p>
            <text:p text:style-name="P45">are mirrored</text:p>
            <text:p text:style-name="P45">aren't symmetrical</text:p>
          </table:table-cell>
        </table:table-row>
        <table:table-row>
          <table:table-cell table:style-name="Таблица2.A2" office:value-type="string">
            <text:p text:style-name="P45">(a(b(d)(e))(c(g)(z)))</text:p>
            <text:p text:style-name="P45">(a(c(z)(g))(b(e)(d)))</text:p>
          </table:table-cell>
          <table:table-cell table:style-name="Таблица2.B2" office:value-type="string">
            <text:p text:style-name="P45">are similar</text:p>
            <text:p text:style-name="P45">aren't equal</text:p>
            <text:p text:style-name="P45">are mirrored</text:p>
            <text:p text:style-name="P45">are symmetrical</text:p>
          </table:table-cell>
        </table:table-row>
        <table:table-row>
          <table:table-cell table:style-name="Таблица2.A2" office:value-type="string">
            <text:p text:style-name="P45">(a#(b#(c#(d))))</text:p>
            <text:p text:style-name="P45">(a#(b#(c#(d))))</text:p>
          </table:table-cell>
          <table:table-cell table:style-name="Таблица2.B2" office:value-type="string">
            <text:p text:style-name="P45">are similar</text:p>
            <text:p text:style-name="P45">are equal</text:p>
            <text:p text:style-name="P45">aren't mirrored</text:p>
            <text:p text:style-name="P45">aren't symmetrical</text:p>
          </table:table-cell>
        </table:table-row>
        <table:table-row>
          <table:table-cell table:style-name="Таблица2.A2" office:value-type="string">
            <text:p text:style-name="P45">(a(b(c(d))))</text:p>
            <text:p text:style-name="P45">(d#(c#(b#(a))))</text:p>
          </table:table-cell>
          <table:table-cell table:style-name="Таблица2.B2" office:value-type="string">
            <text:p text:style-name="P46">aren't similar</text:p>
            <text:p text:style-name="P46">aren't equal</text:p>
            <text:p text:style-name="P47">are mirrored</text:p>
            <text:p text:style-name="P47">aren't symmetrical</text:p>
          </table:table-cell>
        </table:table-row>
        <table:table-row>
          <table:table-cell table:style-name="Таблица2.A2" office:value-type="string">
            <text:p text:style-name="P46">(a(b#(c(d#(e)))))</text:p>
            <text:p text:style-name="P46">(a#(b(c#(d(e)))))</text:p>
          </table:table-cell>
          <table:table-cell table:style-name="Таблица2.B2" office:value-type="string">
            <text:p text:style-name="P46">aren't similar</text:p>
            <text:p text:style-name="P46">aren't equal</text:p>
            <text:p text:style-name="P46">are mirrored</text:p>
            <text:p text:style-name="P46">are symmetrical</text:p>
          </table:table-cell>
        </table:table-row>
        <table:table-row>
          <table:table-cell table:style-name="Таблица2.A2" office:value-type="string">
            <text:p text:style-name="P46">(a(b(d))(c#(e)))</text:p>
            <text:p text:style-name="P46">(a(c(e))(b#(z)))</text:p>
          </table:table-cell>
          <table:table-cell table:style-name="Таблица2.B2" office:value-type="string">
            <text:p text:style-name="P46">are similar</text:p>
            <text:p text:style-name="P46">aren't equal</text:p>
            <text:p text:style-name="P46">are mirrored</text:p>
            <text:p text:style-name="P46">aren't symmetrical</text:p>
          </table:table-cell>
        </table:table-row>
        <table:table-row>
          <table:table-cell table:style-name="Таблица2.A2" office:value-type="string">
            <text:p text:style-name="P46">(a(e)(g))</text:p>
            <text:p text:style-name="P46">(a(e)(g#(z#(i))))</text:p>
          </table:table-cell>
          <table:table-cell table:style-name="Таблица2.B2" office:value-type="string">
            <text:p text:style-name="P46">aren't similar</text:p>
            <text:p text:style-name="P46">aren't equal</text:p>
            <text:p text:style-name="P46">aren't mirrored</text:p>
            <text:p text:style-name="P46">aren't symmetrical</text:p>
          </table:table-cell>
        </table:table-row>
        <table:table-row>
          <table:table-cell table:style-name="Таблица2.A2" office:value-type="string">
            <text:p text:style-name="P46">(qqqq)(W)(E)</text:p>
            <text:p text:style-name="P46">(a)</text:p>
          </table:table-cell>
          <table:table-cell table:style-name="Таблица2.B2" office:value-type="string">
            <text:p text:style-name="P46">1 tree: Expression isn't a Binary Tree!</text:p>
          </table:table-cell>
        </table:table-row>
        <text:soft-page-break/>
        <table:table-row>
          <table:table-cell table:style-name="Таблица2.A2" office:value-type="string">
            <text:p text:style-name="P46">(a(b)</text:p>
            <text:p text:style-name="P46">(a(b))</text:p>
          </table:table-cell>
          <table:table-cell table:style-name="Таблица2.B2" office:value-type="string">
            <text:p text:style-name="P46">1 tree: Wrong brackets!</text:p>
          </table:table-cell>
        </table:table-row>
        <table:table-row>
          <table:table-cell table:style-name="Таблица2.A2" office:value-type="string">
            <text:p text:style-name="P46">(a(b)(c(d)(2)))</text:p>
            <text:p text:style-name="P46">(q)</text:p>
          </table:table-cell>
          <table:table-cell table:style-name="Таблица2.B2" office:value-type="string">
            <text:p text:style-name="P46">1 tree: Wrong symbol: [2]</text:p>
          </table:table-cell>
        </table:table-row>
        <table:table-row>
          <table:table-cell table:style-name="Таблица2.A2" office:value-type="string">
            <text:p text:style-name="P46">(a(b(c(d(e(g(z(i(k(l(m(n))))))))))))</text:p>
            <text:p text:style-name="P46">(q)</text:p>
          </table:table-cell>
          <table:table-cell table:style-name="Таблица2.B2" office:value-type="string">
            <text:p text:style-name="P46">Max depth of binary tree is 10!</text:p>
          </table:table-cell>
        </table:table-row>
      </table:table>
      <text:p text:style-name="P44"><text:span text:style-name="Default_20_Paragraph_20_Font"><text:span text:style-name="T22"/></text:span></text:p>
      <text:p text:style-name="P48"><text:span text:style-name="Default_20_Paragraph_20_Font"><text:span text:style-name="T23">Выводы.</text:span></text:span></text:p>
      <text:p text:style-name="P35"><text:span text:style-name="Default_20_Paragraph_20_Font"><text:span text:style-name="T40">В ходе работы была закреплена тема </text:span></text:span><text:span text:style-name="Default_20_Paragraph_20_Font"><text:span text:style-name="T42">бинарных деревьев</text:span></text:span><text:span text:style-name="Default_20_Paragraph_20_Font"><text:span text:style-name="T40">, изучен</text:span></text:span><text:span text:style-name="Default_20_Paragraph_20_Font"><text:span text:style-name="T41">о представление </text:span></text:span><text:span text:style-name="Default_20_Paragraph_20_Font"><text:span text:style-name="T43">бинарного дерева</text:span></text:span><text:span text:style-name="Default_20_Paragraph_20_Font"><text:span text:style-name="T41"> в виде</text:span></text:span><text:span text:style-name="Default_20_Paragraph_20_Font"><text:span text:style-name="T40"> </text:span></text:span><text:span text:style-name="Default_20_Paragraph_20_Font"><text:span text:style-name="T43">массива</text:span></text:span><text:span text:style-name="Default_20_Paragraph_20_Font"><text:span text:style-name="T40">, а также работа с ним.</text:span></text:span></text:p>
      <text:p text:style-name="P18"><text:span text:style-name="Default_20_Paragraph_20_Font"><text:span text:style-name="T7"><text:s/></text:span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57"><text:span text:style-name="Default_20_Paragraph_20_Font"><text:span text:style-name="T23"/></text:span></text:p>
      <text:p text:style-name="P41"><text:soft-page-break/>ПРИЛОЖЕНИЕ А</text:p>
      <text:p text:style-name="P41">ИСХОДНЫЙ КОД</text:p>
      <text:p text:style-name="P53">#include &lt;stdio.h&gt;</text:p>
      <text:p text:style-name="P53">#include &lt;string.h&gt;</text:p>
      <text:p text:style-name="P53">#include &lt;ctype.h&gt;</text:p>
      <text:p text:style-name="P53">#include "API.h"</text:p>
      <text:p text:style-name="P53">#define MAX_SIZE 1024</text:p>
      <text:p text:style-name="P53"/>
      <text:p text:style-name="P53">void Space(int level){</text:p>
      <text:p text:style-name="P53"><text:tab/>for(int i = 0; i &lt; level; i++)</text:p>
      <text:p text:style-name="P53"><text:tab/><text:tab/>printf(" <text:s text:c="2"/>");</text:p>
      <text:p text:style-name="P53"><text:tab/>return;</text:p>
      <text:p text:style-name="P53">}</text:p>
      <text:p text:style-name="P53"/>
      <text:p text:style-name="P53">int are_similar(BinTree *bt1, BinTree *bt2, int level, int *is_equal){</text:p>
      <text:p text:style-name="P53"><text:tab/>if (level == 0)</text:p>
      <text:p text:style-name="P53"><text:tab/><text:tab/>printf("\nCheking for similarity and equality...\n\n");</text:p>
      <text:p text:style-name="P53"><text:tab/>Space(level);</text:p>
      <text:p text:style-name="P53"><text:tab/>printf("Comparing: <text:s/>[%d]&lt;-[%c]-&gt;[%d] <text:s/>[%d]&lt;-[%c]-&gt;[%d]\n", bt1[0].left, bt1[0].data, bt1[0].right, bt2[0].left, bt2[0].data, bt2[0].right);</text:p>
      <text:p text:style-name="P53"><text:tab/>if (bt1[0].data != bt2[0].data)</text:p>
      <text:p text:style-name="P53"><text:s text:c="24"/>*is_equal = 0;</text:p>
      <text:p text:style-name="P53"><text:tab/>if (bt1[0].left == bt2[0].left &amp;&amp; bt1[0].left != -1){</text:p>
      <text:p text:style-name="P53"><text:tab/><text:tab/>if (are_similar(bt1+bt1[0].left-bt1[0].size, bt2+bt2[0].left-bt2[0].size, level+1, is_equal) == 0)</text:p>
      <text:p text:style-name="P53"><text:tab/><text:tab/><text:tab/>return 0;</text:p>
      <text:p text:style-name="P53"><text:tab/>}</text:p>
      <text:p text:style-name="P53"><text:tab/>else if (bt1[0].left != bt2[0].left){</text:p>
      <text:p text:style-name="P53"><text:tab/><text:tab/>printf("\naren't similar\naren't equal\n");</text:p>
      <text:p text:style-name="P53"><text:tab/><text:tab/>return 0;</text:p>
      <text:p text:style-name="P53"><text:tab/>}</text:p>
      <text:p text:style-name="P53"><text:tab/>if (bt1[0].right == bt2[0].right &amp;&amp; bt1[0].right != -1){</text:p>
      <text:p text:style-name="P53"><text:tab/><text:tab/>if (are_similar(bt1+bt1[0].right-bt1[0].size, bt2+bt2[0].right-bt1[0].size, level+1, is_equal) == 0)</text:p>
      <text:p text:style-name="P53"><text:tab/><text:tab/><text:tab/>return 0;</text:p>
      <text:p text:style-name="P53"><text:tab/>}</text:p>
      <text:p text:style-name="P53"><text:tab/>else if (bt1[0].right != bt2[0].right){</text:p>
      <text:p text:style-name="P53"><text:tab/><text:tab/>printf("\naren't similar\naren't equal\n");</text:p>
      <text:p text:style-name="P53"><text:tab/><text:tab/>return 0;</text:p>
      <text:p text:style-name="P53"><text:tab/>}</text:p>
      <text:p text:style-name="P53"><text:s text:c="8"/>if (level == 0 &amp;&amp; *is_equal == 0)</text:p>
      <text:p text:style-name="P53"><text:tab/><text:tab/>printf("\nare similar\naren't equal\n");</text:p>
      <text:p text:style-name="P53"><text:tab/>else if (level == 0 &amp;&amp; *is_equal == 1)</text:p>
      <text:p text:style-name="P53"><text:tab/><text:tab/>printf("\nare similar\nare equal\n");</text:p>
      <text:p text:style-name="P53"/>
      <text:p text:style-name="P53"><text:soft-page-break/><text:tab/>return 1;</text:p>
      <text:p text:style-name="P53"/>
      <text:p text:style-name="P53">}</text:p>
      <text:p text:style-name="P53"/>
      <text:p text:style-name="P53"/>
      <text:p text:style-name="P53">int are_mirrored(BinTree *bt1, BinTree *bt2, int level, int *is_symm){</text:p>
      <text:p text:style-name="P53"/>
      <text:p text:style-name="P53"><text:tab/>int are_mir = 0;</text:p>
      <text:p text:style-name="P53"><text:tab/>if (level == 0)</text:p>
      <text:p text:style-name="P53"><text:tab/><text:tab/>printf("\nCheking for mirror similarity and symmetry...\n\n");</text:p>
      <text:p text:style-name="P53"/>
      <text:p text:style-name="P53"><text:tab/>Space(level);</text:p>
      <text:p text:style-name="P53"><text:tab/>printf("Comparing: <text:s/>[%d]&lt;-[%c]-&gt;[%d] <text:s/>[%d]&lt;-[%c]-&gt;[%d]\n", bt1[0].left, bt1[0].data, bt1[0].right, bt2[0].left, bt2[0].data, bt2[0].right);</text:p>
      <text:p text:style-name="P53"/>
      <text:p text:style-name="P53"><text:tab/>if (bt1[0].data != bt2[0].data)</text:p>
      <text:p text:style-name="P53"><text:tab/><text:tab/>*is_symm = 0;</text:p>
      <text:p text:style-name="P53"/>
      <text:p text:style-name="P53"><text:tab/>if (bt1[0].left != -1 &amp;&amp; bt2[0].right != -1 &amp;&amp; bt1[0].right == -1 &amp;&amp; bt2[0].left == -1){</text:p>
      <text:p text:style-name="P53"><text:tab/><text:tab/>are_mir = 1;</text:p>
      <text:p text:style-name="P53"><text:tab/><text:tab/>if (are_mirrored(bt1+bt1[0].left-bt1[0].size, bt2+bt2[0].right-bt2[0].size, level+1, is_symm) == 0)</text:p>
      <text:p text:style-name="P53"><text:tab/><text:tab/><text:tab/>return 0;</text:p>
      <text:p text:style-name="P53"><text:tab/>}</text:p>
      <text:p text:style-name="P53"><text:tab/>if (bt1[0].left == -1 &amp;&amp; bt2[0].right == -1 &amp;&amp; bt1[0].right != -1 &amp;&amp; bt2[0].left != -1){</text:p>
      <text:p text:style-name="P53"><text:tab/><text:tab/>are_mir = 1;</text:p>
      <text:p text:style-name="P53"><text:tab/><text:tab/>if (are_mirrored(bt1+bt1[0].right-bt1[0].size, bt2+bt2[0].left-bt2[0].size, level+1, is_symm) == 0)</text:p>
      <text:p text:style-name="P53"><text:s text:c="24"/>return 0;</text:p>
      <text:p text:style-name="P53"><text:tab/>}</text:p>
      <text:p text:style-name="P53"><text:tab/>if (bt1[0].left != -1 &amp;&amp; bt2[0].right != -1 &amp;&amp; bt1[0].right != -1 &amp;&amp; bt2[0].left != -1){</text:p>
      <text:p text:style-name="P53"><text:tab/><text:tab/>are_mir = 1;</text:p>
      <text:p text:style-name="P53"><text:tab/><text:tab/>if (are_mirrored(bt1+bt1[0].left-bt1[0].size, bt2+bt2[0].right-bt2[0].size, level+1, is_symm) == 0)</text:p>
      <text:p text:style-name="P53"><text:s text:c="24"/>return 0;</text:p>
      <text:p text:style-name="P53"><text:tab/><text:tab/>if (are_mirrored(bt1+bt1[0].right-bt1[0].size, bt2+bt2[0].left-bt2[0].size, level+1, is_symm) == 0)</text:p>
      <text:p text:style-name="P53"><text:s text:c="24"/>return 0;</text:p>
      <text:p text:style-name="P53"><text:tab/>}</text:p>
      <text:p text:style-name="P53"><text:tab/>if ((bt1[0].left == -1 &amp;&amp; bt2[0].right == -1 &amp;&amp; bt1[0].right == -1 &amp;&amp; bt2[0].left == -1)){</text:p>
      <text:p text:style-name="P53"><text:tab/><text:tab/>if (level == 0 &amp;&amp; *is_symm == 0)</text:p>
      <text:p text:style-name="P53"><text:tab/><text:tab/><text:tab/>printf("\nare mirrored\naren't symmetrical\n");</text:p>
      <text:p text:style-name="P53"><text:tab/><text:tab/>if (level == 0 &amp;&amp; *is_symm == 1)</text:p>
      <text:p text:style-name="P53"><text:soft-page-break/><text:tab/><text:tab/><text:tab/>printf("\nare mirrored\nare symmetrical\n");</text:p>
      <text:p text:style-name="P53"><text:tab/><text:tab/>return 1;</text:p>
      <text:p text:style-name="P53"><text:tab/>}</text:p>
      <text:p text:style-name="P53"><text:tab/>if (are_mir == 0){</text:p>
      <text:p text:style-name="P53"><text:tab/><text:tab/>printf("\naren't mirrored\naren't symmetrical\n");</text:p>
      <text:p text:style-name="P53"><text:tab/><text:tab/>return 0;</text:p>
      <text:p text:style-name="P53"><text:tab/>}</text:p>
      <text:p text:style-name="P53"/>
      <text:p text:style-name="P53"><text:tab/>if (level == 0 &amp;&amp; *is_symm == 0)</text:p>
      <text:p text:style-name="P53"><text:tab/><text:tab/>printf("\nare mirrored\naren't symmetrical\n");</text:p>
      <text:p text:style-name="P53"><text:tab/>if (level == 0 &amp;&amp; *is_symm == 1)</text:p>
      <text:p text:style-name="P53"><text:tab/><text:tab/>printf("\nare mirrored\nare symmetrical\n");</text:p>
      <text:p text:style-name="P53"><text:tab/>return 1;</text:p>
      <text:p text:style-name="P53">}</text:p>
      <text:p text:style-name="P53"/>
      <text:p text:style-name="P53"/>
      <text:p text:style-name="P53">int CreateElem(BinTree *bt, char data, int size, int is_atom){</text:p>
      <text:p text:style-name="P53"/>
      <text:p text:style-name="P53"><text:tab/>if (size &gt;= MAX_SIZE){</text:p>
      <text:p text:style-name="P53"><text:tab/><text:tab/>printf("Max depth of binary tree is 10!\n");</text:p>
      <text:p text:style-name="P53"><text:tab/><text:tab/>return 0;</text:p>
      <text:p text:style-name="P53"><text:tab/>}</text:p>
      <text:p text:style-name="P53"><text:tab/>printf("created: %c\n", data);</text:p>
      <text:p text:style-name="P53"><text:tab/>bt[size].data = data;</text:p>
      <text:p text:style-name="P53"><text:tab/>if (is_atom == 1){</text:p>
      <text:p text:style-name="P53"><text:tab/><text:tab/>bt[size].left = -1;</text:p>
      <text:p text:style-name="P53"><text:tab/><text:tab/>bt[size].right = -1;</text:p>
      <text:p text:style-name="P53"><text:tab/><text:tab/>bt[size].size = size;</text:p>
      <text:p text:style-name="P53"><text:tab/><text:tab/>return -1;</text:p>
      <text:p text:style-name="P53"><text:tab/>}</text:p>
      <text:p text:style-name="P53"><text:tab/>bt[size].left = size*2 + 1;</text:p>
      <text:p text:style-name="P53"><text:tab/>bt[size].right = size*2 + 2;</text:p>
      <text:p text:style-name="P53"><text:s text:c="8"/>bt[size].size = size;</text:p>
      <text:p text:style-name="P53"><text:tab/>return 1;</text:p>
      <text:p text:style-name="P53">}</text:p>
      <text:p text:style-name="P53"/>
      <text:p text:style-name="P53">int CreateTree(BinTree *bt, char* str, int level, int size){</text:p>
      <text:p text:style-name="P53"><text:tab/>if (level == 0)</text:p>
      <text:p text:style-name="P53"><text:tab/><text:tab/>printf("\n\nCreating tree...\n");</text:p>
      <text:p text:style-name="P53"/>
      <text:p text:style-name="P53"><text:tab/>int LeftRight = 1;</text:p>
      <text:p text:style-name="P53"><text:tab/>int is_empty = 0;</text:p>
      <text:p text:style-name="P53"><text:tab/>if (level == 0)</text:p>
      <text:p text:style-name="P53"><text:tab/><text:tab/>LeftRight = 0;</text:p>
      <text:p text:style-name="P53"><text:tab/>for(int i = 0; i &lt; strlen(str); i++){</text:p>
      <text:p text:style-name="P53"><text:tab/><text:tab/>if (str[i] == '#'){</text:p>
      <text:p text:style-name="P53"><text:tab/><text:tab/><text:tab/>LeftRight = 2;</text:p>
      <text:p text:style-name="P53"><text:soft-page-break/><text:tab/><text:tab/><text:tab/>is_empty = 1;</text:p>
      <text:p text:style-name="P53"><text:tab/><text:tab/>}</text:p>
      <text:p text:style-name="P53"><text:tab/><text:tab/>if (str[i] == '(' &amp;&amp; (str[i+2] == '(' || str[i+2] == '#')){</text:p>
      <text:p text:style-name="P53"><text:tab/><text:tab/><text:tab/><text:tab/>Space(level);</text:p>
      <text:p text:style-name="P53"><text:tab/><text:tab/><text:tab/><text:tab/>printf("[levele %d]:", level);</text:p>
      <text:p text:style-name="P53"><text:s/><text:tab/><text:tab/><text:tab/><text:tab/>if (CreateElem(bt, str[i+1], size*2 + LeftRight, 0) == 0)</text:p>
      <text:p text:style-name="P53"><text:tab/><text:tab/><text:tab/><text:tab/><text:tab/>return 0;</text:p>
      <text:p text:style-name="P53"><text:tab/><text:tab/><text:tab/><text:tab/>CreateTree(bt, str+i+2, level+1, size*2 + LeftRight);</text:p>
      <text:p text:style-name="P53"><text:tab/><text:tab/><text:tab/><text:tab/>if (LeftRight == 1){</text:p>
      <text:p text:style-name="P53"><text:tab/><text:tab/><text:tab/><text:tab/><text:tab/>LeftRight = 2;</text:p>
      <text:p text:style-name="P53"><text:tab/><text:tab/><text:tab/><text:tab/>}</text:p>
      <text:p text:style-name="P53"><text:tab/><text:tab/><text:tab/><text:tab/>else{</text:p>
      <text:p text:style-name="P53"><text:tab/><text:tab/><text:tab/><text:tab/><text:tab/>LeftRight = 1;</text:p>
      <text:p text:style-name="P53"><text:tab/><text:tab/><text:tab/><text:tab/>}</text:p>
      <text:p text:style-name="P53"><text:tab/><text:tab/><text:tab/>i++;</text:p>
      <text:p text:style-name="P53"><text:tab/><text:tab/><text:tab/>int opening = 1;</text:p>
      <text:p text:style-name="P53"><text:tab/><text:tab/><text:tab/>int closing = 0;</text:p>
      <text:p text:style-name="P53"><text:tab/><text:tab/><text:tab/>while(opening != closing){</text:p>
      <text:p text:style-name="P53"><text:tab/><text:tab/><text:tab/><text:tab/>if (str[i] == '('){</text:p>
      <text:p text:style-name="P53"><text:tab/><text:tab/><text:tab/><text:tab/><text:tab/>opening++;</text:p>
      <text:p text:style-name="P53"><text:tab/><text:tab/><text:tab/><text:tab/>}</text:p>
      <text:p text:style-name="P53"><text:tab/><text:tab/><text:tab/><text:tab/>if (str[i] == ')'){</text:p>
      <text:p text:style-name="P53"><text:tab/><text:tab/><text:tab/><text:tab/><text:tab/>closing++;</text:p>
      <text:p text:style-name="P53"><text:tab/><text:tab/><text:tab/><text:tab/>}</text:p>
      <text:p text:style-name="P53"><text:tab/><text:tab/><text:tab/><text:tab/>if (opening != closing){</text:p>
      <text:p text:style-name="P53"><text:tab/><text:tab/><text:tab/><text:tab/><text:tab/>i++;</text:p>
      <text:p text:style-name="P53"><text:tab/><text:tab/><text:tab/><text:tab/>}</text:p>
      <text:p text:style-name="P53"><text:tab/><text:tab/><text:tab/>}</text:p>
      <text:p text:style-name="P53"><text:tab/><text:tab/>}</text:p>
      <text:p text:style-name="P53"><text:tab/><text:tab/>if (str[i] == '(' &amp;&amp; str[i+2] == ')'){</text:p>
      <text:p text:style-name="P53"><text:tab/><text:tab/><text:tab/>Space(level);</text:p>
      <text:p text:style-name="P53"><text:tab/><text:tab/><text:tab/>printf("[level %d]", level);</text:p>
      <text:p text:style-name="P53"><text:tab/><text:tab/><text:tab/>if (CreateElem(bt, str[i+1], size*2+LeftRight, 1) == 0)</text:p>
      <text:p text:style-name="P53"><text:tab/><text:tab/><text:tab/><text:tab/>return 0;</text:p>
      <text:p text:style-name="P53"><text:tab/><text:tab/><text:tab/>if (LeftRight == 1){</text:p>
      <text:p text:style-name="P53"><text:tab/><text:tab/><text:tab/><text:tab/>LeftRight = 2;</text:p>
      <text:p text:style-name="P53"><text:tab/><text:tab/><text:tab/>}</text:p>
      <text:p text:style-name="P53"><text:tab/><text:tab/><text:tab/>else{</text:p>
      <text:p text:style-name="P53"><text:tab/><text:tab/><text:tab/><text:tab/>LeftRight = 1;</text:p>
      <text:p text:style-name="P53"><text:tab/><text:tab/><text:tab/>}</text:p>
      <text:p text:style-name="P53"><text:tab/><text:tab/>}</text:p>
      <text:p text:style-name="P53"><text:tab/><text:tab/>if (str[i] == ')' &amp;&amp; str[i+1] == ')'){</text:p>
      <text:p text:style-name="P53"><text:tab/><text:tab/><text:tab/>if (is_empty == 1){</text:p>
      <text:p text:style-name="P53"><text:tab/><text:tab/><text:tab/><text:tab/>bt[size].left = -1;</text:p>
      <text:p text:style-name="P53"><text:tab/><text:tab/><text:tab/>}</text:p>
      <text:p text:style-name="P53"><text:tab/><text:tab/><text:tab/>if (LeftRight == 2){</text:p>
      <text:p text:style-name="P53"/>
      <text:p text:style-name="P53"><text:soft-page-break/><text:tab/><text:tab/><text:tab/><text:tab/>bt[size].right = -1;</text:p>
      <text:p text:style-name="P53"><text:tab/><text:tab/><text:tab/>}</text:p>
      <text:p text:style-name="P53"><text:tab/><text:tab/><text:tab/>return 0;</text:p>
      <text:p text:style-name="P53"><text:tab/><text:tab/>}</text:p>
      <text:p text:style-name="P53"><text:tab/>}</text:p>
      <text:p text:style-name="P53"/>
      <text:p text:style-name="P53">}</text:p>
      <text:p text:style-name="P53"/>
      <text:p text:style-name="P53"/>
      <text:p text:style-name="P53">int is_correct(char *str){</text:p>
      <text:p text:style-name="P53"/>
      <text:p text:style-name="P53"><text:tab/>int opening = 1;</text:p>
      <text:p text:style-name="P53"><text:tab/>int closing = 1;</text:p>
      <text:p text:style-name="P53"><text:tab/>int elems = 0;</text:p>
      <text:p text:style-name="P53"/>
      <text:p text:style-name="P53"><text:s text:c="8"/>if (str[0] != '(' &amp;&amp; str[strlen(str) - 1] != ')'){</text:p>
      <text:p text:style-name="P53"><text:s text:c="16"/>printf("Expression isn't a Tree!\n");</text:p>
      <text:p text:style-name="P53"><text:s text:c="16"/>return 0;</text:p>
      <text:p text:style-name="P53"><text:s text:c="8"/>}</text:p>
      <text:p text:style-name="P53"><text:tab/>else{</text:p>
      <text:p text:style-name="P53"><text:tab/><text:tab/>opening += 1;</text:p>
      <text:p text:style-name="P53"><text:tab/><text:tab/>closing += 1;</text:p>
      <text:p text:style-name="P53"><text:tab/>}</text:p>
      <text:p text:style-name="P53"/>
      <text:p text:style-name="P53"><text:tab/>for (int i = 1; i &lt; strlen(str) - 1; i++){</text:p>
      <text:p text:style-name="P53"><text:tab/><text:tab/>if ((str[i] != '(' &amp;&amp; str[i] != ')' &amp;&amp; str[i] != '#' &amp;&amp; isalpha(str[i]) == 0) || (str[i] == ' ')){</text:p>
      <text:p text:style-name="P53"><text:s/><text:tab/><text:tab/><text:tab/>printf("Wrong symbol: [%c]\n", str[i]);</text:p>
      <text:p text:style-name="P53"><text:tab/><text:tab/><text:tab/>return 0;</text:p>
      <text:p text:style-name="P53"><text:tab/><text:tab/>}</text:p>
      <text:p text:style-name="P53"/>
      <text:p text:style-name="P53"><text:tab/><text:tab/>if (isalpha(str[i]) || str[i] == '#'){</text:p>
      <text:p text:style-name="P53"><text:tab/><text:tab/><text:tab/>elems += 1;</text:p>
      <text:p text:style-name="P53"><text:tab/><text:tab/>}</text:p>
      <text:p text:style-name="P53"/>
      <text:p text:style-name="P53"><text:tab/><text:tab/>if (str[i] == '('){</text:p>
      <text:p text:style-name="P53"><text:tab/><text:tab/><text:tab/>opening += 1;</text:p>
      <text:p text:style-name="P53"><text:tab/><text:tab/>}</text:p>
      <text:p text:style-name="P53"/>
      <text:p text:style-name="P53"><text:tab/><text:tab/>if (str[i] == ')'){</text:p>
      <text:p text:style-name="P53"><text:tab/><text:tab/><text:tab/>closing += 1;</text:p>
      <text:p text:style-name="P53"><text:tab/><text:tab/><text:tab/>if (closing &gt; opening){</text:p>
      <text:p text:style-name="P53"><text:tab/><text:tab/><text:tab/><text:tab/>printf("Brackets are wrong!\n");</text:p>
      <text:p text:style-name="P53"><text:tab/><text:tab/><text:tab/><text:tab/>return 0;</text:p>
      <text:p text:style-name="P53"><text:tab/><text:tab/><text:tab/>}</text:p>
      <text:p text:style-name="P53"><text:tab/><text:tab/>}</text:p>
      <text:p text:style-name="P53"/>
      <text:p text:style-name="P53"><text:tab/><text:tab/>if (isalpha(str[i]) &amp;&amp; isalpha(str[i+1]) || str[i] == '#' &amp;&amp; (str[i+1] == '#' || str[i+1] != '(' &amp;&amp; i != 1)){</text:p>
      <text:p text:style-name="P53"><text:soft-page-break/><text:s text:c="24"/>printf("Expression isn't a Binary Tree!\n");</text:p>
      <text:p text:style-name="P53"><text:s text:c="24"/>return 0;</text:p>
      <text:p text:style-name="P53"><text:s text:c="16"/>}</text:p>
      <text:p text:style-name="P53"><text:tab/>}</text:p>
      <text:p text:style-name="P53"/>
      <text:p text:style-name="P53"><text:tab/>if (opening != closing){</text:p>
      <text:p text:style-name="P53"><text:s text:c="16"/>printf("Wrong brackets!\n");</text:p>
      <text:p text:style-name="P53"><text:s text:c="16"/>return 0;</text:p>
      <text:p text:style-name="P53"><text:s text:c="8"/>}</text:p>
      <text:p text:style-name="P53"/>
      <text:p text:style-name="P53"><text:tab/>if (elems == 0){</text:p>
      <text:p text:style-name="P53"><text:tab/><text:tab/>printf("Tree is empty!\n");</text:p>
      <text:p text:style-name="P53"><text:tab/><text:tab/>return 0;</text:p>
      <text:p text:style-name="P53"><text:tab/>}</text:p>
      <text:p text:style-name="P53"/>
      <text:p text:style-name="P53">return elems;</text:p>
      <text:p text:style-name="P53">}</text:p>
      <text:p text:style-name="P53">int main(){</text:p>
      <text:p text:style-name="P53"/>
      <text:p text:style-name="P53"><text:tab/>int size1;</text:p>
      <text:p text:style-name="P53"><text:tab/>int size2;</text:p>
      <text:p text:style-name="P53"><text:tab/>int is_symm = 1;</text:p>
      <text:p text:style-name="P53"><text:tab/>int is_equal = 1;</text:p>
      <text:p text:style-name="P53"><text:tab/>BinTree tree1[MAX_SIZE] = {0};</text:p>
      <text:p text:style-name="P53"><text:tab/>char TreeStr1[MAX_SIZE*2] = {0};</text:p>
      <text:p text:style-name="P53"><text:tab/>BinTree tree2[MAX_SIZE] = {0};</text:p>
      <text:p text:style-name="P53"><text:s text:c="8"/>char TreeStr2[MAX_SIZE*2] = {0};</text:p>
      <text:p text:style-name="P53"/>
      <text:p text:style-name="P53"><text:tab/>printf("Hello! This is binary tree comparator. I define two binary trees as similar, equal, mirrored or <text:s/>symmetric.\nEnter trees in bracket short form without spaces. Note: &lt;empty tree&gt; = '(#)'. Rules of short form:\n(&lt;root&gt; &lt;tree&gt; &lt;#&gt;) = (&lt;root&gt; &lt;tree&gt;)\n(&lt;root&gt; ##) = (&lt;root&gt;)\n");</text:p>
      <text:p text:style-name="P53"><text:tab/>printf("1 tree: ");</text:p>
      <text:p text:style-name="P53"/>
      <text:p text:style-name="P53"><text:tab/>fgets(TreeStr1, MAX_SIZE*2, stdin);</text:p>
      <text:p text:style-name="P53"/>
      <text:p text:style-name="P53"><text:tab/>if (TreeStr1[strlen(TreeStr1) - 1] == '\n'){</text:p>
      <text:p text:style-name="P53"><text:tab/><text:tab/>TreeStr1[strlen(TreeStr1) - 1] = '\0';</text:p>
      <text:p text:style-name="P53"><text:tab/>}</text:p>
      <text:p text:style-name="P53"><text:tab/>if (!(is_correct(TreeStr1))){</text:p>
      <text:p text:style-name="P53"><text:s text:c="16"/>return 0;</text:p>
      <text:p text:style-name="P53"><text:s text:c="8"/>}</text:p>
      <text:p text:style-name="P53"><text:tab/>printf("2 tree: ");</text:p>
      <text:p text:style-name="P53"><text:s text:c="8"/>fgets(TreeStr2, MAX_SIZE*2, stdin);</text:p>
      <text:p text:style-name="P53"/>
      <text:p text:style-name="P53"><text:tab/>if (TreeStr2[strlen(TreeStr2) - 1] == '\n'){</text:p>
      <text:p text:style-name="P53"><text:s text:c="16"/>TreeStr2[strlen(TreeStr2) - 1] = '\0';</text:p>
      <text:p text:style-name="P53"><text:s text:c="8"/>}</text:p>
      <text:p text:style-name="P53"/>
      <text:p text:style-name="P53"><text:soft-page-break/><text:tab/>if (!is_correct(TreeStr2)){</text:p>
      <text:p text:style-name="P53"><text:s text:c="16"/>return 0;</text:p>
      <text:p text:style-name="P53"><text:s text:c="8"/>}</text:p>
      <text:p text:style-name="P53"/>
      <text:p text:style-name="P53"><text:tab/>printf("\nYou entered: %s\n <text:s text:c="12"/>%s\n", TreeStr1, TreeStr2);</text:p>
      <text:p text:style-name="P53"/>
      <text:p text:style-name="P53"/>
      <text:p text:style-name="P53"><text:tab/>CreateTree(tree1, TreeStr1, 0, 0);</text:p>
      <text:p text:style-name="P53"><text:tab/>CreateTree(tree2, TreeStr2, 0, 0);</text:p>
      <text:p text:style-name="P53"/>
      <text:p text:style-name="P53"><text:tab/>printf("\nTree 1: \n");</text:p>
      <text:p text:style-name="P53"><text:tab/>for(int i = 0; i &lt; MAX_SIZE; i++){</text:p>
      <text:p text:style-name="P53"><text:tab/><text:tab/>if (tree1[i].data != 0)</text:p>
      <text:p text:style-name="P53"><text:s text:c="16"/><text:tab/>printf(" <text:s text:c="2"/>%d: left = %d, '%c', right = %d\n", i, tree1[i].left, tree1[i].data, tree1[i].right);</text:p>
      <text:p text:style-name="P53"><text:s text:c="8"/>}</text:p>
      <text:p text:style-name="P53"/>
      <text:p text:style-name="P53"><text:tab/>printf("Tree 2:\n");</text:p>
      <text:p text:style-name="P53"><text:s text:c="8"/>for(int i = 0; i &lt; MAX_SIZE; i++){</text:p>
      <text:p text:style-name="P53"><text:tab/><text:tab/>if (tree2[i].data != 0)</text:p>
      <text:p text:style-name="P53"><text:tab/> <text:s text:c="15"/>printf(" <text:s text:c="2"/>%d: left = %d, '%c', right = %d\n", i, tree2[i].left, tree2[i].data, tree2[i].right);</text:p>
      <text:p text:style-name="P53"><text:s text:c="8"/>}</text:p>
      <text:p text:style-name="P53"/>
      <text:p text:style-name="P53"><text:tab/>are_similar(tree1, tree2, 0, &amp;is_equal);</text:p>
      <text:p text:style-name="P53"><text:tab/>are_mirrored(tree1, tree2, 0, &amp;is_symm);</text:p>
      <text:p text:style-name="P53"/>
      <text:p text:style-name="P53">return 0;</text:p>
      <text:p text:style-name="P53">}</text:p>
      <text:p text:style-name="P5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/>ПРИЛОЖЕНИЕ Б</text:p>
      <text:p text:style-name="P17">КОД СКРИПТА</text:p>
      <text:p text:style-name="P53">#!/bin/bash</text:p>
      <text:p text:style-name="P53"/>
      <text:p text:style-name="P53">make</text:p>
      <text:p text:style-name="P53"/>
      <text:p text:style-name="P53">echo -e '\n\n\033[7mTest1:\033[0m'</text:p>
      <text:p text:style-name="P53">cat ./Tests/test1.txt</text:p>
      <text:p text:style-name="P53">echo -e 'Result:'</text:p>
      <text:p text:style-name="P53">./lab4.exe &lt; ./Tests/test1.txt</text:p>
      <text:p text:style-name="P53"/>
      <text:p text:style-name="P53">echo -e '\n\n\033[7mTest2:\033[0m'</text:p>
      <text:p text:style-name="P53">cat ./Tests/test2.txt</text:p>
      <text:p text:style-name="P53">echo -e 'Result:'</text:p>
      <text:p text:style-name="P53">./lab4.exe &lt; ./Tests/test2.txt</text:p>
      <text:p text:style-name="P53"/>
      <text:p text:style-name="P53">echo -e '\n\n\033[7mTest3:\033[0m'</text:p>
      <text:p text:style-name="P53">cat ./Tests/test3.txt</text:p>
      <text:p text:style-name="P53">echo -e 'Result:'</text:p>
      <text:p text:style-name="P53">./lab4.exe &lt; ./Tests/test3.txt</text:p>
      <text:p text:style-name="P53"/>
      <text:p text:style-name="P53">echo -e '\n\n\033[7mTest4:\033[0m'</text:p>
      <text:p text:style-name="P53">cat ./Tests/test4.txt</text:p>
      <text:p text:style-name="P53">echo -e 'Result:'</text:p>
      <text:p text:style-name="P53">./lab4.exe &lt; ./Tests/test4.txt</text:p>
      <text:p text:style-name="P53"/>
      <text:p text:style-name="P53">echo -e '\n\n\033[7mTest5:\033[0m'</text:p>
      <text:p text:style-name="P53">cat ./Tests/test5.txt</text:p>
      <text:p text:style-name="P53">echo -e 'Result:'</text:p>
      <text:p text:style-name="P53">./lab4.exe &lt; ./Tests/test5.txt</text:p>
      <text:p text:style-name="P53"/>
      <text:p text:style-name="P53">echo -e '\n\n\033[7mTest6:\033[0m'</text:p>
      <text:p text:style-name="P53">cat ./Tests/test6.txt</text:p>
      <text:p text:style-name="P53">echo -e 'Result:'</text:p>
      <text:p text:style-name="P53">./lab4.exe &lt; ./Tests/test6.txt</text:p>
      <text:p text:style-name="P53"/>
      <text:p text:style-name="P53">echo -e '\n\n\033[7mTest7:\033[0m'</text:p>
      <text:p text:style-name="P53">cat ./Tests/test7.txt</text:p>
      <text:p text:style-name="P53">echo -e 'Result:'</text:p>
      <text:p text:style-name="P53">./lab4.exe &lt; ./Tests/test7.txt</text:p>
      <text:p text:style-name="P53"/>
      <text:p text:style-name="P53">echo -e '\n\n\033[7mTest8:\033[0m'</text:p>
      <text:p text:style-name="P53">cat ./Tests/test8.txt</text:p>
      <text:p text:style-name="P53">echo -e 'Result:'</text:p>
      <text:p text:style-name="P53">./lab4.exe &lt; ./Tests/test8.txt</text:p>
      <text:p text:style-name="P53"/>
      <text:p text:style-name="P53">echo -e '\n\n\033[7mTest9:\033[0m'</text:p>
      <text:p text:style-name="P53">cat ./Tests/test9.txt</text:p>
      <text:p text:style-name="P53">echo -e 'Result:'</text:p>
      <text:p text:style-name="P53">./lab4.exe &lt; ./Tests/test9.txt</text:p>
      <text:p text:style-name="P53"><text:soft-page-break/></text:p>
      <text:p text:style-name="P53">echo -e '\n\n\033[7mTest10:\033[0m'</text:p>
      <text:p text:style-name="P53">cat ./Tests/test10.txt</text:p>
      <text:p text:style-name="P53">echo -e 'Result:'</text:p>
      <text:p text:style-name="P53">./lab4.exe &lt; ./Tests/test10.txt</text:p>
      <text:p text:style-name="P53"/>
      <text:p text:style-name="P53">echo -e '\n\n\033[7mTest11:\033[0m'</text:p>
      <text:p text:style-name="P53">cat ./Tests/test11.txt</text:p>
      <text:p text:style-name="P53">echo -e 'Result:'</text:p>
      <text:p text:style-name="P53">./lab4.exe &lt; ./Tests/test11.txt</text:p>
      <text:p text:style-name="P53"/>
      <text:p text:style-name="P53">echo -e '\n\n\033[7mTest12:\033[0m'</text:p>
      <text:p text:style-name="P53">cat ./Tests/test12.txt</text:p>
      <text:p text:style-name="P53">echo -e 'Result:'</text:p>
      <text:p text:style-name="P53">./lab4.exe &lt; ./Tests/test12.txt</text:p>
      <text:p text:style-name="P53"/>
      <text:p text:style-name="P53">echo -e '\n\n\033[7mTest13:\033[0m'</text:p>
      <text:p text:style-name="P53">cat ./Tests/test13.txt</text:p>
      <text:p text:style-name="P53">echo -e 'Result:'</text:p>
      <text:p text:style-name="P53">./lab4.exe &lt; ./Tests/test13.txt</text:p>
      <text:p text:style-name="P53"/>
      <text:p text:style-name="P53">echo -e '\n\n\033[7mTest14:\033[0m'</text:p>
      <text:p text:style-name="P53">cat ./Tests/test14.txt</text:p>
      <text:p text:style-name="P53">echo -e 'Result:'</text:p>
      <text:p text:style-name="P53">./lab4.exe &lt; ./Tests/test14.txt</text:p>
      <text:p text:style-name="P53"/>
      <text:p text:style-name="P53">echo -e '\n\n\033[7mTest15:\033[0m'</text:p>
      <text:p text:style-name="P53">cat ./Tests/test15.txt</text:p>
      <text:p text:style-name="P53">echo -e 'Result:'</text:p>
      <text:p text:style-name="P53">./lab4.exe &lt; ./Tests/test15.txt</text:p>
      <text:p text:style-name="P53"/>
      <text:p text:style-name="P53">echo -e '\n\n\033[7mTest16:\033[0m'</text:p>
      <text:p text:style-name="P53">cat ./Tests/test16.txt</text:p>
      <text:p text:style-name="P53">echo -e 'Result:'</text:p>
      <text:p text:style-name="P53">./lab4.exe &lt; ./Tests/test16.txt</text:p>
      <text:p text:style-name="P53"/>
      <text:p text:style-name="P53">make -f Makefile clean</text:p>
      <text:p text:style-name="P56"/>
      <text:p text:style-name="P56"/>
      <text:p text:style-name="P56"/>
      <text:p text:style-name="P5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4"/>
      <text:p text:style-name="P17">РЕЗУЛЬТАТ РАБОТЫ СКРИПТА</text:p>
      <text:p text:style-name="P52">Test1:</text:p>
      <text:p text:style-name="P52">(q(w)(e))</text:p>
      <text:p text:style-name="P52">(q(w)(e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q(w)(e))</text:p>
      <text:p text:style-name="P52"><text:s text:c="13"/>(q(w)(e))</text:p>
      <text:p text:style-name="P52"/>
      <text:p text:style-name="P52"/>
      <text:p text:style-name="P52">Creating tree...</text:p>
      <text:p text:style-name="P52">[levele 0]:created: q</text:p>
      <text:p text:style-name="P52"><text:s text:c="3"/>[level 1]created: w</text:p>
      <text:p text:style-name="P52"><text:s text:c="3"/>[level 1]created: e</text:p>
      <text:p text:style-name="P52"/>
      <text:p text:style-name="P52"/>
      <text:p text:style-name="P52">Creating tree...</text:p>
      <text:p text:style-name="P52">[levele 0]:created: q</text:p>
      <text:p text:style-name="P52"><text:s text:c="3"/>[level 1]created: w</text:p>
      <text:p text:style-name="P52"><text:s text:c="3"/>[level 1]created: e</text:p>
      <text:p text:style-name="P52"/>
      <text:p text:style-name="P52">Tree 1: </text:p>
      <text:p text:style-name="P52"><text:s text:c="3"/>0: left = 1, 'q', right = 2</text:p>
      <text:p text:style-name="P52"><text:s text:c="3"/>1: left = -1, 'w', right = -1</text:p>
      <text:p text:style-name="P52"><text:s text:c="3"/>2: left = -1, 'e', right = -1</text:p>
      <text:p text:style-name="P52">Tree 2:</text:p>
      <text:p text:style-name="P52"><text:s text:c="3"/>0: left = 1, 'q', right = 2</text:p>
      <text:p text:style-name="P52"><text:s text:c="3"/>1: left = -1, 'w', right = -1</text:p>
      <text:p text:style-name="P52"><text:s text:c="3"/>2: left = -1, 'e', right = -1</text:p>
      <text:p text:style-name="P52"/>
      <text:p text:style-name="P52">Cheking for similarity and equality...</text:p>
      <text:p text:style-name="P52"/>
      <text:p text:style-name="P52">Comparing: <text:s/>[1]&lt;-[q]-&gt;[2] <text:s/>[1]&lt;-[q]-&gt;[2]</text:p>
      <text:p text:style-name="P52"><text:s text:c="3"/>Comparing: <text:s/>[-1]&lt;-[w]-&gt;[-1] <text:s/>[-1]&lt;-[w]-&gt;[-1]</text:p>
      <text:p text:style-name="P52"><text:s text:c="3"/>Comparing: <text:s/>[-1]&lt;-[e]-&gt;[-1] <text:s/>[-1]&lt;-[e]-&gt;[-1]</text:p>
      <text:p text:style-name="P52"/>
      <text:p text:style-name="P52">are similar</text:p>
      <text:p text:style-name="P52">are equal</text:p>
      <text:p text:style-name="P52"><text:soft-page-break/></text:p>
      <text:p text:style-name="P52">Cheking for mirror similarity and symmetry...</text:p>
      <text:p text:style-name="P52"/>
      <text:p text:style-name="P52">Comparing: <text:s/>[1]&lt;-[q]-&gt;[2] <text:s/>[1]&lt;-[q]-&gt;[2]</text:p>
      <text:p text:style-name="P52"><text:s text:c="3"/>Comparing: <text:s/>[-1]&lt;-[w]-&gt;[-1] <text:s/>[-1]&lt;-[e]-&gt;[-1]</text:p>
      <text:p text:style-name="P52"><text:s text:c="3"/>Comparing: <text:s/>[-1]&lt;-[e]-&gt;[-1] <text:s/>[-1]&lt;-[w]-&gt;[-1]</text:p>
      <text:p text:style-name="P52"/>
      <text:p text:style-name="P52">are mirrored</text:p>
      <text:p text:style-name="P52">aren't symmetrical</text:p>
      <text:p text:style-name="P52"/>
      <text:p text:style-name="P52"/>
      <text:p text:style-name="P52">Test2:</text:p>
      <text:p text:style-name="P52">(q(e)(w))</text:p>
      <text:p text:style-name="P52">(q(w)(e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q(e)(w))</text:p>
      <text:p text:style-name="P52"><text:s text:c="13"/>(q(w)(e))</text:p>
      <text:p text:style-name="P52"/>
      <text:p text:style-name="P52"/>
      <text:p text:style-name="P52">Creating tree...</text:p>
      <text:p text:style-name="P52">[levele 0]:created: q</text:p>
      <text:p text:style-name="P52"><text:s text:c="3"/>[level 1]created: e</text:p>
      <text:p text:style-name="P52"><text:s text:c="3"/>[level 1]created: w</text:p>
      <text:p text:style-name="P52"/>
      <text:p text:style-name="P52"/>
      <text:p text:style-name="P52">Creating tree...</text:p>
      <text:p text:style-name="P52">[levele 0]:created: q</text:p>
      <text:p text:style-name="P52"><text:s text:c="3"/>[level 1]created: w</text:p>
      <text:p text:style-name="P52"><text:s text:c="3"/>[level 1]created: e</text:p>
      <text:p text:style-name="P52"/>
      <text:p text:style-name="P52">Tree 1: </text:p>
      <text:p text:style-name="P52"><text:s text:c="3"/>0: left = 1, 'q', right = 2</text:p>
      <text:p text:style-name="P52"><text:s text:c="3"/>1: left = -1, 'e', right = -1</text:p>
      <text:p text:style-name="P52"><text:s text:c="3"/>2: left = -1, 'w', right = -1</text:p>
      <text:p text:style-name="P52">Tree 2:</text:p>
      <text:p text:style-name="P52"><text:s text:c="3"/>0: left = 1, 'q', right = 2</text:p>
      <text:p text:style-name="P52"><text:s text:c="3"/>1: left = -1, 'w', right = -1</text:p>
      <text:p text:style-name="P52"><text:s text:c="3"/>2: left = -1, 'e', right = -1</text:p>
      <text:p text:style-name="P52"/>
      <text:p text:style-name="P52">Cheking for similarity and equality...</text:p>
      <text:p text:style-name="P52"/>
      <text:p text:style-name="P52">Comparing: <text:s/>[1]&lt;-[q]-&gt;[2] <text:s/>[1]&lt;-[q]-&gt;[2]</text:p>
      <text:p text:style-name="P52"><text:s text:c="3"/>Comparing: <text:s/>[-1]&lt;-[e]-&gt;[-1] <text:s/>[-1]&lt;-[w]-&gt;[-1]</text:p>
      <text:p text:style-name="P52"><text:s text:c="3"/>Comparing: <text:s/>[-1]&lt;-[w]-&gt;[-1] <text:s/>[-1]&lt;-[e]-&gt;[-1]</text:p>
      <text:p text:style-name="P52"><text:soft-page-break/></text:p>
      <text:p text:style-name="P52">are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q]-&gt;[2] <text:s/>[1]&lt;-[q]-&gt;[2]</text:p>
      <text:p text:style-name="P52"><text:s text:c="3"/>Comparing: <text:s/>[-1]&lt;-[e]-&gt;[-1] <text:s/>[-1]&lt;-[e]-&gt;[-1]</text:p>
      <text:p text:style-name="P52"><text:s text:c="3"/>Comparing: <text:s/>[-1]&lt;-[w]-&gt;[-1] <text:s/>[-1]&lt;-[w]-&gt;[-1]</text:p>
      <text:p text:style-name="P52"/>
      <text:p text:style-name="P52">are mirrored</text:p>
      <text:p text:style-name="P52">are symmetrical</text:p>
      <text:p text:style-name="P52"/>
      <text:p text:style-name="P52"/>
      <text:p text:style-name="P52">Test3:</text:p>
      <text:p text:style-name="P52">(a(b(c)(d#(e))))</text:p>
      <text:p text:style-name="P52">(a#(b(d(e))(c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c)(d#(e))))</text:p>
      <text:p text:style-name="P52"><text:s text:c="13"/>(a#(b(d(e))(c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c</text:p>
      <text:p text:style-name="P52"><text:s text:c="6"/>[levele 2]:created: d</text:p>
      <text:p text:style-name="P52"><text:s text:c="9"/>[level 3]created: e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d</text:p>
      <text:p text:style-name="P52"><text:s text:c="9"/>[level 3]created: e</text:p>
      <text:p text:style-name="P52"><text:s text:c="6"/>[level 2]created: c</text:p>
      <text:p text:style-name="P52"/>
      <text:p text:style-name="P52">Tree 1: </text:p>
      <text:p text:style-name="P52"><text:s text:c="3"/>0: left = 1, 'a', right = -1</text:p>
      <text:p text:style-name="P52"><text:s text:c="3"/>1: left = 3, 'b', right = 4</text:p>
      <text:p text:style-name="P52"><text:s text:c="3"/>3: left = -1, 'c', right = -1</text:p>
      <text:p text:style-name="P52"><text:s text:c="3"/>4: left = -1, 'd', right = 10</text:p>
      <text:p text:style-name="P52"><text:s text:c="3"/>10: left = -1, 'e', right = -1</text:p>
      <text:p text:style-name="P52">Tree 2:</text:p>
      <text:p text:style-name="P52"><text:soft-page-break/><text:s text:c="3"/>0: left = -1, 'a', right = 2</text:p>
      <text:p text:style-name="P52"><text:s text:c="3"/>2: left = 5, 'b', right = 6</text:p>
      <text:p text:style-name="P52"><text:s text:c="3"/>5: left = 11, 'd', right = -1</text:p>
      <text:p text:style-name="P52"><text:s text:c="3"/>6: left = -1, 'c', right = -1</text:p>
      <text:p text:style-name="P52"><text:s text:c="3"/>11: left = -1, 'e', right = -1</text:p>
      <text:p text:style-name="P52"/>
      <text:p text:style-name="P52">Cheking for similarity and equality...</text:p>
      <text:p text:style-name="P52"/>
      <text:p text:style-name="P52">Comparing: <text:s/>[1]&lt;-[a]-&gt;[-1] <text:s/>[-1]&lt;-[a]-&gt;[2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-1] <text:s/>[-1]&lt;-[a]-&gt;[2]</text:p>
      <text:p text:style-name="P52"><text:s text:c="3"/>Comparing: <text:s/>[3]&lt;-[b]-&gt;[4] <text:s/>[5]&lt;-[b]-&gt;[6]</text:p>
      <text:p text:style-name="P52"><text:s text:c="6"/>Comparing: <text:s/>[-1]&lt;-[c]-&gt;[-1] <text:s/>[-1]&lt;-[c]-&gt;[-1]</text:p>
      <text:p text:style-name="P52"><text:s text:c="6"/>Comparing: <text:s/>[-1]&lt;-[d]-&gt;[10] <text:s/>[11]&lt;-[d]-&gt;[-1]</text:p>
      <text:p text:style-name="P52"><text:s text:c="9"/>Comparing: <text:s/>[-1]&lt;-[e]-&gt;[-1] <text:s/>[-1]&lt;-[e]-&gt;[-1]</text:p>
      <text:p text:style-name="P52"/>
      <text:p text:style-name="P52">are mirrored</text:p>
      <text:p text:style-name="P52">are symmetrical</text:p>
      <text:p text:style-name="P52"/>
      <text:p text:style-name="P52"/>
      <text:p text:style-name="P52">Test4:</text:p>
      <text:p text:style-name="P52">(a(b(c)(d#(e))))</text:p>
      <text:p text:style-name="P52">(a#(b(c(e))(d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c)(d#(e))))</text:p>
      <text:p text:style-name="P52"><text:s text:c="13"/>(a#(b(c(e))(d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c</text:p>
      <text:p text:style-name="P52"><text:s text:c="6"/>[levele 2]:created: d</text:p>
      <text:p text:style-name="P52"><text:s text:c="9"/>[level 3]created: e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oft-page-break/><text:s text:c="6"/>[levele 2]:created: c</text:p>
      <text:p text:style-name="P52"><text:s text:c="9"/>[level 3]created: e</text:p>
      <text:p text:style-name="P52"><text:s text:c="6"/>[level 2]created: d</text:p>
      <text:p text:style-name="P52"/>
      <text:p text:style-name="P52">Tree 1: </text:p>
      <text:p text:style-name="P52"><text:s text:c="3"/>0: left = 1, 'a', right = -1</text:p>
      <text:p text:style-name="P52"><text:s text:c="3"/>1: left = 3, 'b', right = 4</text:p>
      <text:p text:style-name="P52"><text:s text:c="3"/>3: left = -1, 'c', right = -1</text:p>
      <text:p text:style-name="P52"><text:s text:c="3"/>4: left = -1, 'd', right = 10</text:p>
      <text:p text:style-name="P52"><text:s text:c="3"/>10: left = -1, 'e', right = -1</text:p>
      <text:p text:style-name="P52">Tree 2:</text:p>
      <text:p text:style-name="P52"><text:s text:c="3"/>0: left = -1, 'a', right = 2</text:p>
      <text:p text:style-name="P52"><text:s text:c="3"/>2: left = 5, 'b', right = 6</text:p>
      <text:p text:style-name="P52"><text:s text:c="3"/>5: left = 11, 'c', right = -1</text:p>
      <text:p text:style-name="P52"><text:s text:c="3"/>6: left = -1, 'd', right = -1</text:p>
      <text:p text:style-name="P52"><text:s text:c="3"/>11: left = -1, 'e', right = -1</text:p>
      <text:p text:style-name="P52"/>
      <text:p text:style-name="P52">Cheking for similarity and equality...</text:p>
      <text:p text:style-name="P52"/>
      <text:p text:style-name="P52">Comparing: <text:s/>[1]&lt;-[a]-&gt;[-1] <text:s/>[-1]&lt;-[a]-&gt;[2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-1] <text:s/>[-1]&lt;-[a]-&gt;[2]</text:p>
      <text:p text:style-name="P52"><text:s text:c="3"/>Comparing: <text:s/>[3]&lt;-[b]-&gt;[4] <text:s/>[5]&lt;-[b]-&gt;[6]</text:p>
      <text:p text:style-name="P52"><text:s text:c="6"/>Comparing: <text:s/>[-1]&lt;-[c]-&gt;[-1] <text:s/>[-1]&lt;-[d]-&gt;[-1]</text:p>
      <text:p text:style-name="P52"><text:s text:c="6"/>Comparing: <text:s/>[-1]&lt;-[d]-&gt;[10] <text:s/>[11]&lt;-[c]-&gt;[-1]</text:p>
      <text:p text:style-name="P52"><text:s text:c="9"/>Comparing: <text:s/>[-1]&lt;-[e]-&gt;[-1] <text:s/>[-1]&lt;-[e]-&gt;[-1]</text:p>
      <text:p text:style-name="P52"/>
      <text:p text:style-name="P52">are mirrored</text:p>
      <text:p text:style-name="P52">aren't symmetrical</text:p>
      <text:p text:style-name="P52"/>
      <text:p text:style-name="P52"/>
      <text:p text:style-name="P52">Test5:</text:p>
      <text:p text:style-name="P52">(#)</text:p>
      <text:p text:style-name="P52">(#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#)</text:p>
      <text:p text:style-name="P52"><text:s text:c="13"/>(#)</text:p>
      <text:p text:style-name="P52"/>
      <text:p text:style-name="P52"/>
      <text:p text:style-name="P52"><text:soft-page-break/>Creating tree...</text:p>
      <text:p text:style-name="P52">[level 0]created: #</text:p>
      <text:p text:style-name="P52"/>
      <text:p text:style-name="P52"/>
      <text:p text:style-name="P52">Creating tree...</text:p>
      <text:p text:style-name="P52">[level 0]created: #</text:p>
      <text:p text:style-name="P52"/>
      <text:p text:style-name="P52">Tree 1: </text:p>
      <text:p text:style-name="P52"><text:s text:c="3"/>0: left = -1, '#', right = -1</text:p>
      <text:p text:style-name="P52">Tree 2:</text:p>
      <text:p text:style-name="P52"><text:s text:c="3"/>0: left = -1, '#', right = -1</text:p>
      <text:p text:style-name="P52"/>
      <text:p text:style-name="P52">Cheking for similarity and equality...</text:p>
      <text:p text:style-name="P52"/>
      <text:p text:style-name="P52">Comparing: <text:s/>[-1]&lt;-[#]-&gt;[-1] <text:s/>[-1]&lt;-[#]-&gt;[-1]</text:p>
      <text:p text:style-name="P52"/>
      <text:p text:style-name="P52">are similar</text:p>
      <text:p text:style-name="P52">are equal</text:p>
      <text:p text:style-name="P52"/>
      <text:p text:style-name="P52">Cheking for mirror similarity and symmetry...</text:p>
      <text:p text:style-name="P52"/>
      <text:p text:style-name="P52">Comparing: <text:s/>[-1]&lt;-[#]-&gt;[-1] <text:s/>[-1]&lt;-[#]-&gt;[-1]</text:p>
      <text:p text:style-name="P52"/>
      <text:p text:style-name="P52">are mirrored</text:p>
      <text:p text:style-name="P52">are symmetrical</text:p>
      <text:p text:style-name="P52"/>
      <text:p text:style-name="P52"/>
      <text:p text:style-name="P52">Test6:</text:p>
      <text:p text:style-name="P52">(a(b(d)(e))(c(g)(z)))</text:p>
      <text:p text:style-name="P52">(a(b(d)(e))(c(g)(z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d)(e))(c(g)(z)))</text:p>
      <text:p text:style-name="P52"><text:s text:c="13"/>(a(b(d)(e))(c(g)(z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d</text:p>
      <text:p text:style-name="P52"><text:s text:c="6"/>[level 2]created: e</text:p>
      <text:p text:style-name="P52"><text:s text:c="3"/>[levele 1]:created: c</text:p>
      <text:p text:style-name="P52"><text:s text:c="6"/>[level 2]created: g</text:p>
      <text:p text:style-name="P52"><text:s text:c="6"/>[level 2]created: z</text:p>
      <text:p text:style-name="P52"/>
      <text:p text:style-name="P52"><text:soft-page-break/></text:p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d</text:p>
      <text:p text:style-name="P52"><text:s text:c="6"/>[level 2]created: e</text:p>
      <text:p text:style-name="P52"><text:s text:c="3"/>[levele 1]:created: c</text:p>
      <text:p text:style-name="P52"><text:s text:c="6"/>[level 2]created: g</text:p>
      <text:p text:style-name="P52"><text:s text:c="6"/>[level 2]created: z</text:p>
      <text:p text:style-name="P52"/>
      <text:p text:style-name="P52">Tree 1: </text:p>
      <text:p text:style-name="P52"><text:s text:c="3"/>0: left = 1, 'a', right = 2</text:p>
      <text:p text:style-name="P52"><text:s text:c="3"/>1: left = 3, 'b', right = 4</text:p>
      <text:p text:style-name="P52"><text:s text:c="3"/>2: left = 5, 'c', right = 6</text:p>
      <text:p text:style-name="P52"><text:s text:c="3"/>3: left = -1, 'd', right = -1</text:p>
      <text:p text:style-name="P52"><text:s text:c="3"/>4: left = -1, 'e', right = -1</text:p>
      <text:p text:style-name="P52"><text:s text:c="3"/>5: left = -1, 'g', right = -1</text:p>
      <text:p text:style-name="P52"><text:s text:c="3"/>6: left = -1, 'z', right = -1</text:p>
      <text:p text:style-name="P52">Tree 2:</text:p>
      <text:p text:style-name="P52"><text:s text:c="3"/>0: left = 1, 'a', right = 2</text:p>
      <text:p text:style-name="P52"><text:s text:c="3"/>1: left = 3, 'b', right = 4</text:p>
      <text:p text:style-name="P52"><text:s text:c="3"/>2: left = 5, 'c', right = 6</text:p>
      <text:p text:style-name="P52"><text:s text:c="3"/>3: left = -1, 'd', right = -1</text:p>
      <text:p text:style-name="P52"><text:s text:c="3"/>4: left = -1, 'e', right = -1</text:p>
      <text:p text:style-name="P52"><text:s text:c="3"/>5: left = -1, 'g', right = -1</text:p>
      <text:p text:style-name="P52"><text:s text:c="3"/>6: left = -1, 'z', right = -1</text:p>
      <text:p text:style-name="P52"/>
      <text:p text:style-name="P52">Cheking for similarity and equality...</text:p>
      <text:p text:style-name="P52"/>
      <text:p text:style-name="P52">Comparing: <text:s/>[1]&lt;-[a]-&gt;[2] <text:s/>[1]&lt;-[a]-&gt;[2]</text:p>
      <text:p text:style-name="P52"><text:s text:c="3"/>Comparing: <text:s/>[3]&lt;-[b]-&gt;[4] <text:s/>[3]&lt;-[b]-&gt;[4]</text:p>
      <text:p text:style-name="P52"><text:s text:c="6"/>Comparing: <text:s/>[-1]&lt;-[d]-&gt;[-1] <text:s/>[-1]&lt;-[d]-&gt;[-1]</text:p>
      <text:p text:style-name="P52"><text:s text:c="6"/>Comparing: <text:s/>[-1]&lt;-[e]-&gt;[-1] <text:s/>[-1]&lt;-[e]-&gt;[-1]</text:p>
      <text:p text:style-name="P52"><text:s text:c="3"/>Comparing: <text:s/>[5]&lt;-[c]-&gt;[6] <text:s/>[5]&lt;-[c]-&gt;[6]</text:p>
      <text:p text:style-name="P52"><text:s text:c="6"/>Comparing: <text:s/>[-1]&lt;-[g]-&gt;[-1] <text:s/>[-1]&lt;-[g]-&gt;[-1]</text:p>
      <text:p text:style-name="P52"><text:s text:c="6"/>Comparing: <text:s/>[-1]&lt;-[z]-&gt;[-1] <text:s/>[-1]&lt;-[z]-&gt;[-1]</text:p>
      <text:p text:style-name="P52"/>
      <text:p text:style-name="P52">are similar</text:p>
      <text:p text:style-name="P52">are equal</text:p>
      <text:p text:style-name="P52"/>
      <text:p text:style-name="P52">Cheking for mirror similarity and symmetry...</text:p>
      <text:p text:style-name="P52"/>
      <text:p text:style-name="P52">Comparing: <text:s/>[1]&lt;-[a]-&gt;[2] <text:s/>[1]&lt;-[a]-&gt;[2]</text:p>
      <text:p text:style-name="P52"><text:s text:c="3"/>Comparing: <text:s/>[3]&lt;-[b]-&gt;[4] <text:s/>[5]&lt;-[c]-&gt;[6]</text:p>
      <text:p text:style-name="P52"><text:s text:c="6"/>Comparing: <text:s/>[-1]&lt;-[d]-&gt;[-1] <text:s/>[-1]&lt;-[z]-&gt;[-1]</text:p>
      <text:p text:style-name="P52"><text:s text:c="6"/>Comparing: <text:s/>[-1]&lt;-[e]-&gt;[-1] <text:s/>[-1]&lt;-[g]-&gt;[-1]</text:p>
      <text:p text:style-name="P52"><text:s text:c="3"/>Comparing: <text:s/>[5]&lt;-[c]-&gt;[6] <text:s/>[3]&lt;-[b]-&gt;[4]</text:p>
      <text:p text:style-name="P52"><text:s text:c="6"/>Comparing: <text:s/>[-1]&lt;-[g]-&gt;[-1] <text:s/>[-1]&lt;-[e]-&gt;[-1]</text:p>
      <text:p text:style-name="P52"><text:s text:c="6"/>Comparing: <text:s/>[-1]&lt;-[z]-&gt;[-1] <text:s/>[-1]&lt;-[d]-&gt;[-1]</text:p>
      <text:p text:style-name="P52"/>
      <text:p text:style-name="P52">are mirrored</text:p>
      <text:p text:style-name="P52"><text:soft-page-break/>aren't symmetrical</text:p>
      <text:p text:style-name="P52"/>
      <text:p text:style-name="P52"/>
      <text:p text:style-name="P52">Test7:</text:p>
      <text:p text:style-name="P52">(a(b(d)(e))(c(g)(z)))</text:p>
      <text:p text:style-name="P52">(a(c(z)(g))(b(e)(d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d)(e))(c(g)(z)))</text:p>
      <text:p text:style-name="P52"><text:s text:c="13"/>(a(c(z)(g))(b(e)(d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d</text:p>
      <text:p text:style-name="P52"><text:s text:c="6"/>[level 2]created: e</text:p>
      <text:p text:style-name="P52"><text:s text:c="3"/>[levele 1]:created: c</text:p>
      <text:p text:style-name="P52"><text:s text:c="6"/>[level 2]created: g</text:p>
      <text:p text:style-name="P52"><text:s text:c="6"/>[level 2]created: z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c</text:p>
      <text:p text:style-name="P52"><text:s text:c="6"/>[level 2]created: z</text:p>
      <text:p text:style-name="P52"><text:s text:c="6"/>[level 2]created: g</text:p>
      <text:p text:style-name="P52"><text:s text:c="3"/>[levele 1]:created: b</text:p>
      <text:p text:style-name="P52"><text:s text:c="6"/>[level 2]created: e</text:p>
      <text:p text:style-name="P52"><text:s text:c="6"/>[level 2]created: d</text:p>
      <text:p text:style-name="P52"/>
      <text:p text:style-name="P52">Tree 1: </text:p>
      <text:p text:style-name="P52"><text:s text:c="3"/>0: left = 1, 'a', right = 2</text:p>
      <text:p text:style-name="P52"><text:s text:c="3"/>1: left = 3, 'b', right = 4</text:p>
      <text:p text:style-name="P52"><text:s text:c="3"/>2: left = 5, 'c', right = 6</text:p>
      <text:p text:style-name="P52"><text:s text:c="3"/>3: left = -1, 'd', right = -1</text:p>
      <text:p text:style-name="P52"><text:s text:c="3"/>4: left = -1, 'e', right = -1</text:p>
      <text:p text:style-name="P52"><text:s text:c="3"/>5: left = -1, 'g', right = -1</text:p>
      <text:p text:style-name="P52"><text:s text:c="3"/>6: left = -1, 'z', right = -1</text:p>
      <text:p text:style-name="P52">Tree 2:</text:p>
      <text:p text:style-name="P52"><text:s text:c="3"/>0: left = 1, 'a', right = 2</text:p>
      <text:p text:style-name="P52"><text:s text:c="3"/>1: left = 3, 'c', right = 4</text:p>
      <text:p text:style-name="P52"><text:s text:c="3"/>2: left = 5, 'b', right = 6</text:p>
      <text:p text:style-name="P52"><text:s text:c="3"/>3: left = -1, 'z', right = -1</text:p>
      <text:p text:style-name="P52"><text:s text:c="3"/>4: left = -1, 'g', right = -1</text:p>
      <text:p text:style-name="P52"><text:soft-page-break/><text:s text:c="3"/>5: left = -1, 'e', right = -1</text:p>
      <text:p text:style-name="P52"><text:s text:c="3"/>6: left = -1, 'd', right = -1</text:p>
      <text:p text:style-name="P52"/>
      <text:p text:style-name="P52">Cheking for similarity and equality...</text:p>
      <text:p text:style-name="P52"/>
      <text:p text:style-name="P52">Comparing: <text:s/>[1]&lt;-[a]-&gt;[2] <text:s/>[1]&lt;-[a]-&gt;[2]</text:p>
      <text:p text:style-name="P52"><text:s text:c="3"/>Comparing: <text:s/>[3]&lt;-[b]-&gt;[4] <text:s/>[3]&lt;-[c]-&gt;[4]</text:p>
      <text:p text:style-name="P52"><text:s text:c="6"/>Comparing: <text:s/>[-1]&lt;-[d]-&gt;[-1] <text:s/>[-1]&lt;-[z]-&gt;[-1]</text:p>
      <text:p text:style-name="P52"><text:s text:c="6"/>Comparing: <text:s/>[-1]&lt;-[e]-&gt;[-1] <text:s/>[-1]&lt;-[g]-&gt;[-1]</text:p>
      <text:p text:style-name="P52"><text:s text:c="3"/>Comparing: <text:s/>[5]&lt;-[c]-&gt;[6] <text:s/>[5]&lt;-[b]-&gt;[6]</text:p>
      <text:p text:style-name="P52"><text:s text:c="6"/>Comparing: <text:s/>[-1]&lt;-[g]-&gt;[-1] <text:s/>[-1]&lt;-[e]-&gt;[-1]</text:p>
      <text:p text:style-name="P52"><text:s text:c="6"/>Comparing: <text:s/>[-1]&lt;-[z]-&gt;[-1] <text:s/>[-1]&lt;-[d]-&gt;[-1]</text:p>
      <text:p text:style-name="P52"/>
      <text:p text:style-name="P52">are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2] <text:s/>[1]&lt;-[a]-&gt;[2]</text:p>
      <text:p text:style-name="P52"><text:s text:c="3"/>Comparing: <text:s/>[3]&lt;-[b]-&gt;[4] <text:s/>[5]&lt;-[b]-&gt;[6]</text:p>
      <text:p text:style-name="P52"><text:s text:c="6"/>Comparing: <text:s/>[-1]&lt;-[d]-&gt;[-1] <text:s/>[-1]&lt;-[d]-&gt;[-1]</text:p>
      <text:p text:style-name="P52"><text:s text:c="6"/>Comparing: <text:s/>[-1]&lt;-[e]-&gt;[-1] <text:s/>[-1]&lt;-[e]-&gt;[-1]</text:p>
      <text:p text:style-name="P52"><text:s text:c="3"/>Comparing: <text:s/>[5]&lt;-[c]-&gt;[6] <text:s/>[3]&lt;-[c]-&gt;[4]</text:p>
      <text:p text:style-name="P52"><text:s text:c="6"/>Comparing: <text:s/>[-1]&lt;-[g]-&gt;[-1] <text:s/>[-1]&lt;-[g]-&gt;[-1]</text:p>
      <text:p text:style-name="P52"><text:s text:c="6"/>Comparing: <text:s/>[-1]&lt;-[z]-&gt;[-1] <text:s/>[-1]&lt;-[z]-&gt;[-1]</text:p>
      <text:p text:style-name="P52"/>
      <text:p text:style-name="P52">are mirrored</text:p>
      <text:p text:style-name="P52">are symmetrical</text:p>
      <text:p text:style-name="P52"/>
      <text:p text:style-name="P52"/>
      <text:p text:style-name="P52">Test8:</text:p>
      <text:p text:style-name="P52">(a#(b#(c#(d))))</text:p>
      <text:p text:style-name="P52">(a#(b#(c#(d)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#(b#(c#(d))))</text:p>
      <text:p text:style-name="P52"><text:s text:c="13"/>(a#(b#(c#(d)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 3]created: d</text:p>
      <text:p text:style-name="P52"/>
      <text:p text:style-name="P52"><text:soft-page-break/></text:p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 3]created: d</text:p>
      <text:p text:style-name="P52"/>
      <text:p text:style-name="P52">Tree 1: </text:p>
      <text:p text:style-name="P52"><text:s text:c="3"/>0: left = -1, 'a', right = 2</text:p>
      <text:p text:style-name="P52"><text:s text:c="3"/>2: left = -1, 'b', right = 6</text:p>
      <text:p text:style-name="P52"><text:s text:c="3"/>6: left = -1, 'c', right = 14</text:p>
      <text:p text:style-name="P52"><text:s text:c="3"/>14: left = -1, 'd', right = -1</text:p>
      <text:p text:style-name="P52">Tree 2:</text:p>
      <text:p text:style-name="P52"><text:s text:c="3"/>0: left = -1, 'a', right = 2</text:p>
      <text:p text:style-name="P52"><text:s text:c="3"/>2: left = -1, 'b', right = 6</text:p>
      <text:p text:style-name="P52"><text:s text:c="3"/>6: left = -1, 'c', right = 14</text:p>
      <text:p text:style-name="P52"><text:s text:c="3"/>14: left = -1, 'd', right = -1</text:p>
      <text:p text:style-name="P52"/>
      <text:p text:style-name="P52">Cheking for similarity and equality...</text:p>
      <text:p text:style-name="P52"/>
      <text:p text:style-name="P52">Comparing: <text:s/>[-1]&lt;-[a]-&gt;[2] <text:s/>[-1]&lt;-[a]-&gt;[2]</text:p>
      <text:p text:style-name="P52"><text:s text:c="3"/>Comparing: <text:s/>[-1]&lt;-[b]-&gt;[6] <text:s/>[-1]&lt;-[b]-&gt;[6]</text:p>
      <text:p text:style-name="P52"><text:s text:c="6"/>Comparing: <text:s/>[-1]&lt;-[c]-&gt;[14] <text:s/>[-1]&lt;-[c]-&gt;[14]</text:p>
      <text:p text:style-name="P52"><text:s text:c="9"/>Comparing: <text:s/>[-1]&lt;-[d]-&gt;[-1] <text:s/>[-1]&lt;-[d]-&gt;[-1]</text:p>
      <text:p text:style-name="P52"/>
      <text:p text:style-name="P52">are similar</text:p>
      <text:p text:style-name="P52">are equal</text:p>
      <text:p text:style-name="P52"/>
      <text:p text:style-name="P52">Cheking for mirror similarity and symmetry...</text:p>
      <text:p text:style-name="P52"/>
      <text:p text:style-name="P52">Comparing: <text:s/>[-1]&lt;-[a]-&gt;[2] <text:s/>[-1]&lt;-[a]-&gt;[2]</text:p>
      <text:p text:style-name="P52"/>
      <text:p text:style-name="P52">aren't mirrored</text:p>
      <text:p text:style-name="P52">aren't symmetrical</text:p>
      <text:p text:style-name="P52"/>
      <text:p text:style-name="P52"/>
      <text:p text:style-name="P52">Test9:</text:p>
      <text:p text:style-name="P52">(a(b(c(d))))</text:p>
      <text:p text:style-name="P52">(d#(c#(b#(a)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c(d))))</text:p>
      <text:p text:style-name="P52"><text:s text:c="13"/>(d#(c#(b#(a))))</text:p>
      <text:p text:style-name="P52"/>
      <text:p text:style-name="P52"/>
      <text:p text:style-name="P52"><text:soft-page-break/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 3]created: d</text:p>
      <text:p text:style-name="P52"/>
      <text:p text:style-name="P52"/>
      <text:p text:style-name="P52">Creating tree...</text:p>
      <text:p text:style-name="P52">[levele 0]:created: d</text:p>
      <text:p text:style-name="P52"><text:s text:c="3"/>[levele 1]:created: c</text:p>
      <text:p text:style-name="P52"><text:s text:c="6"/>[levele 2]:created: b</text:p>
      <text:p text:style-name="P52"><text:s text:c="9"/>[level 3]created: a</text:p>
      <text:p text:style-name="P52"/>
      <text:p text:style-name="P52">Tree 1: </text:p>
      <text:p text:style-name="P52"><text:s text:c="3"/>0: left = 1, 'a', right = -1</text:p>
      <text:p text:style-name="P52"><text:s text:c="3"/>1: left = 3, 'b', right = -1</text:p>
      <text:p text:style-name="P52"><text:s text:c="3"/>3: left = 7, 'c', right = -1</text:p>
      <text:p text:style-name="P52"><text:s text:c="3"/>7: left = -1, 'd', right = -1</text:p>
      <text:p text:style-name="P52">Tree 2:</text:p>
      <text:p text:style-name="P52"><text:s text:c="3"/>0: left = -1, 'd', right = 2</text:p>
      <text:p text:style-name="P52"><text:s text:c="3"/>2: left = -1, 'c', right = 6</text:p>
      <text:p text:style-name="P52"><text:s text:c="3"/>6: left = -1, 'b', right = 14</text:p>
      <text:p text:style-name="P52"><text:s text:c="3"/>14: left = -1, 'a', right = -1</text:p>
      <text:p text:style-name="P52"/>
      <text:p text:style-name="P52">Cheking for similarity and equality...</text:p>
      <text:p text:style-name="P52"/>
      <text:p text:style-name="P52">Comparing: <text:s/>[1]&lt;-[a]-&gt;[-1] <text:s/>[-1]&lt;-[d]-&gt;[2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-1] <text:s/>[-1]&lt;-[d]-&gt;[2]</text:p>
      <text:p text:style-name="P52"><text:s text:c="3"/>Comparing: <text:s/>[3]&lt;-[b]-&gt;[-1] <text:s/>[-1]&lt;-[c]-&gt;[6]</text:p>
      <text:p text:style-name="P52"><text:s text:c="6"/>Comparing: <text:s/>[7]&lt;-[c]-&gt;[-1] <text:s/>[-1]&lt;-[b]-&gt;[14]</text:p>
      <text:p text:style-name="P52"><text:s text:c="9"/>Comparing: <text:s/>[-1]&lt;-[d]-&gt;[-1] <text:s/>[-1]&lt;-[a]-&gt;[-1]</text:p>
      <text:p text:style-name="P52"/>
      <text:p text:style-name="P52">are mirrored</text:p>
      <text:p text:style-name="P52">aren't symmetrical</text:p>
      <text:p text:style-name="P52"/>
      <text:p text:style-name="P52"/>
      <text:p text:style-name="P52">Test10:</text:p>
      <text:p text:style-name="P52">(a(b#(c(d#(e)))))</text:p>
      <text:p text:style-name="P52">(a#(b(c#(d(e))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<text:soft-page-break/>(&lt;root&gt; ##) = (&lt;root&gt;)</text:p>
      <text:p text:style-name="P52">1 tree: 2 tree: </text:p>
      <text:p text:style-name="P52">You entered: (a(b#(c(d#(e)))))</text:p>
      <text:p text:style-name="P52"><text:s text:c="13"/>(a#(b(c#(d(e))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e 3]:created: d</text:p>
      <text:p text:style-name="P52"><text:s text:c="12"/>[level 4]created: e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e 3]:created: d</text:p>
      <text:p text:style-name="P52"><text:s text:c="12"/>[level 4]created: e</text:p>
      <text:p text:style-name="P52"/>
      <text:p text:style-name="P52">Tree 1: </text:p>
      <text:p text:style-name="P52"><text:s text:c="3"/>0: left = 1, 'a', right = -1</text:p>
      <text:p text:style-name="P52"><text:s text:c="3"/>1: left = -1, 'b', right = 4</text:p>
      <text:p text:style-name="P52"><text:s text:c="3"/>4: left = 9, 'c', right = -1</text:p>
      <text:p text:style-name="P52"><text:s text:c="3"/>9: left = -1, 'd', right = 20</text:p>
      <text:p text:style-name="P52"><text:s text:c="3"/>20: left = -1, 'e', right = -1</text:p>
      <text:p text:style-name="P52">Tree 2:</text:p>
      <text:p text:style-name="P52"><text:s text:c="3"/>0: left = -1, 'a', right = 2</text:p>
      <text:p text:style-name="P52"><text:s text:c="3"/>2: left = 5, 'b', right = -1</text:p>
      <text:p text:style-name="P52"><text:s text:c="3"/>5: left = -1, 'c', right = 12</text:p>
      <text:p text:style-name="P52"><text:s text:c="3"/>12: left = 25, 'd', right = -1</text:p>
      <text:p text:style-name="P52"><text:s text:c="3"/>25: left = -1, 'e', right = -1</text:p>
      <text:p text:style-name="P52"/>
      <text:p text:style-name="P52">Cheking for similarity and equality...</text:p>
      <text:p text:style-name="P52"/>
      <text:p text:style-name="P52">Comparing: <text:s/>[1]&lt;-[a]-&gt;[-1] <text:s/>[-1]&lt;-[a]-&gt;[2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-1] <text:s/>[-1]&lt;-[a]-&gt;[2]</text:p>
      <text:p text:style-name="P52"><text:s text:c="3"/>Comparing: <text:s/>[-1]&lt;-[b]-&gt;[4] <text:s/>[5]&lt;-[b]-&gt;[-1]</text:p>
      <text:p text:style-name="P52"><text:s text:c="6"/>Comparing: <text:s/>[9]&lt;-[c]-&gt;[-1] <text:s/>[-1]&lt;-[c]-&gt;[12]</text:p>
      <text:p text:style-name="P52"><text:s text:c="9"/>Comparing: <text:s/>[-1]&lt;-[d]-&gt;[20] <text:s/>[25]&lt;-[d]-&gt;[-1]</text:p>
      <text:p text:style-name="P52"><text:s text:c="12"/>Comparing: <text:s/>[-1]&lt;-[e]-&gt;[-1] <text:s/>[-1]&lt;-[e]-&gt;[-1]</text:p>
      <text:p text:style-name="P52"/>
      <text:p text:style-name="P52">are mirrored</text:p>
      <text:p text:style-name="P52">are symmetrical</text:p>
      <text:p text:style-name="P52"><text:soft-page-break/></text:p>
      <text:p text:style-name="P52"/>
      <text:p text:style-name="P52">Test11:</text:p>
      <text:p text:style-name="P52">(a(b(d))(c#(e)))</text:p>
      <text:p text:style-name="P52">(a(c(e))(b#(z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d))(c#(e)))</text:p>
      <text:p text:style-name="P52"><text:s text:c="13"/>(a(c(e))(b#(z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 2]created: d</text:p>
      <text:p text:style-name="P52"><text:s text:c="3"/>[levele 1]:created: c</text:p>
      <text:p text:style-name="P52"><text:s text:c="6"/>[level 2]created: e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c</text:p>
      <text:p text:style-name="P52"><text:s text:c="6"/>[level 2]created: e</text:p>
      <text:p text:style-name="P52"><text:s text:c="3"/>[levele 1]:created: b</text:p>
      <text:p text:style-name="P52"><text:s text:c="6"/>[level 2]created: z</text:p>
      <text:p text:style-name="P52"/>
      <text:p text:style-name="P52">Tree 1: </text:p>
      <text:p text:style-name="P52"><text:s text:c="3"/>0: left = 1, 'a', right = 2</text:p>
      <text:p text:style-name="P52"><text:s text:c="3"/>1: left = 3, 'b', right = -1</text:p>
      <text:p text:style-name="P52"><text:s text:c="3"/>2: left = -1, 'c', right = 6</text:p>
      <text:p text:style-name="P52"><text:s text:c="3"/>3: left = -1, 'd', right = -1</text:p>
      <text:p text:style-name="P52"><text:s text:c="3"/>6: left = -1, 'e', right = -1</text:p>
      <text:p text:style-name="P52">Tree 2:</text:p>
      <text:p text:style-name="P52"><text:s text:c="3"/>0: left = 1, 'a', right = 2</text:p>
      <text:p text:style-name="P52"><text:s text:c="3"/>1: left = 3, 'c', right = -1</text:p>
      <text:p text:style-name="P52"><text:s text:c="3"/>2: left = -1, 'b', right = 6</text:p>
      <text:p text:style-name="P52"><text:s text:c="3"/>3: left = -1, 'e', right = -1</text:p>
      <text:p text:style-name="P52"><text:s text:c="3"/>6: left = -1, 'z', right = -1</text:p>
      <text:p text:style-name="P52"/>
      <text:p text:style-name="P52">Cheking for similarity and equality...</text:p>
      <text:p text:style-name="P52"/>
      <text:p text:style-name="P52">Comparing: <text:s/>[1]&lt;-[a]-&gt;[2] <text:s/>[1]&lt;-[a]-&gt;[2]</text:p>
      <text:p text:style-name="P52"><text:s text:c="3"/>Comparing: <text:s/>[3]&lt;-[b]-&gt;[-1] <text:s/>[3]&lt;-[c]-&gt;[-1]</text:p>
      <text:p text:style-name="P52"><text:s text:c="6"/>Comparing: <text:s/>[-1]&lt;-[d]-&gt;[-1] <text:s/>[-1]&lt;-[e]-&gt;[-1]</text:p>
      <text:p text:style-name="P52"><text:s text:c="3"/>Comparing: <text:s/>[-1]&lt;-[c]-&gt;[6] <text:s/>[-1]&lt;-[b]-&gt;[6]</text:p>
      <text:p text:style-name="P52"><text:soft-page-break/><text:s text:c="6"/>Comparing: <text:s/>[-1]&lt;-[e]-&gt;[-1] <text:s/>[-1]&lt;-[z]-&gt;[-1]</text:p>
      <text:p text:style-name="P52"/>
      <text:p text:style-name="P52">are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2] <text:s/>[1]&lt;-[a]-&gt;[2]</text:p>
      <text:p text:style-name="P52"><text:s text:c="3"/>Comparing: <text:s/>[3]&lt;-[b]-&gt;[-1] <text:s/>[-1]&lt;-[b]-&gt;[6]</text:p>
      <text:p text:style-name="P52"><text:s text:c="6"/>Comparing: <text:s/>[-1]&lt;-[d]-&gt;[-1] <text:s/>[-1]&lt;-[z]-&gt;[-1]</text:p>
      <text:p text:style-name="P52"><text:s text:c="3"/>Comparing: <text:s/>[-1]&lt;-[c]-&gt;[6] <text:s/>[3]&lt;-[c]-&gt;[-1]</text:p>
      <text:p text:style-name="P52"><text:s text:c="6"/>Comparing: <text:s/>[-1]&lt;-[e]-&gt;[-1] <text:s/>[-1]&lt;-[e]-&gt;[-1]</text:p>
      <text:p text:style-name="P52"/>
      <text:p text:style-name="P52">are mirrored</text:p>
      <text:p text:style-name="P52">aren't symmetrical</text:p>
      <text:p text:style-name="P52"/>
      <text:p text:style-name="P52"/>
      <text:p text:style-name="P52">Test12:</text:p>
      <text:p text:style-name="P52">(a(e)(g))</text:p>
      <text:p text:style-name="P52">(a(e)(g#(z#(i))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e)(g))</text:p>
      <text:p text:style-name="P52"><text:s text:c="13"/>(a(e)(g#(z#(i))))</text:p>
      <text:p text:style-name="P52"/>
      <text:p text:style-name="P52"/>
      <text:p text:style-name="P52">Creating tree...</text:p>
      <text:p text:style-name="P52">[levele 0]:created: a</text:p>
      <text:p text:style-name="P52"><text:s text:c="3"/>[level 1]created: e</text:p>
      <text:p text:style-name="P52"><text:s text:c="3"/>[level 1]created: g</text:p>
      <text:p text:style-name="P52"/>
      <text:p text:style-name="P52"/>
      <text:p text:style-name="P52">Creating tree...</text:p>
      <text:p text:style-name="P52">[levele 0]:created: a</text:p>
      <text:p text:style-name="P52"><text:s text:c="3"/>[level 1]created: e</text:p>
      <text:p text:style-name="P52"><text:s text:c="3"/>[levele 1]:created: g</text:p>
      <text:p text:style-name="P52"><text:s text:c="6"/>[levele 2]:created: z</text:p>
      <text:p text:style-name="P52"><text:s text:c="9"/>[level 3]created: i</text:p>
      <text:p text:style-name="P52"/>
      <text:p text:style-name="P52">Tree 1: </text:p>
      <text:p text:style-name="P52"><text:s text:c="3"/>0: left = 1, 'a', right = 2</text:p>
      <text:p text:style-name="P52"><text:s text:c="3"/>1: left = -1, 'e', right = -1</text:p>
      <text:p text:style-name="P52"><text:s text:c="3"/>2: left = -1, 'g', right = -1</text:p>
      <text:p text:style-name="P52">Tree 2:</text:p>
      <text:p text:style-name="P52"><text:s text:c="3"/>0: left = 1, 'a', right = 2</text:p>
      <text:p text:style-name="P52"><text:soft-page-break/><text:s text:c="3"/>1: left = -1, 'e', right = -1</text:p>
      <text:p text:style-name="P52"><text:s text:c="3"/>2: left = -1, 'g', right = 6</text:p>
      <text:p text:style-name="P52"><text:s text:c="3"/>6: left = -1, 'z', right = 14</text:p>
      <text:p text:style-name="P52"><text:s text:c="3"/>14: left = -1, 'i', right = -1</text:p>
      <text:p text:style-name="P52"/>
      <text:p text:style-name="P52">Cheking for similarity and equality...</text:p>
      <text:p text:style-name="P52"/>
      <text:p text:style-name="P52">Comparing: <text:s/>[1]&lt;-[a]-&gt;[2] <text:s/>[1]&lt;-[a]-&gt;[2]</text:p>
      <text:p text:style-name="P52"><text:s text:c="3"/>Comparing: <text:s/>[-1]&lt;-[e]-&gt;[-1] <text:s/>[-1]&lt;-[e]-&gt;[-1]</text:p>
      <text:p text:style-name="P52"><text:s text:c="3"/>Comparing: <text:s/>[-1]&lt;-[g]-&gt;[-1] <text:s/>[-1]&lt;-[g]-&gt;[6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2] <text:s/>[1]&lt;-[a]-&gt;[2]</text:p>
      <text:p text:style-name="P52"><text:s text:c="3"/>Comparing: <text:s/>[-1]&lt;-[e]-&gt;[-1] <text:s/>[-1]&lt;-[g]-&gt;[6]</text:p>
      <text:p text:style-name="P52"/>
      <text:p text:style-name="P52">aren't mirrored</text:p>
      <text:p text:style-name="P52">aren't symmetrical</text:p>
      <text:p text:style-name="P52"/>
      <text:p text:style-name="P52"/>
      <text:p text:style-name="P52">Test13:</text:p>
      <text:p text:style-name="P52">(qqqq)(W)(E)</text:p>
      <text:p text:style-name="P52">(a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Expression isn't a Binary Tree!</text:p>
      <text:p text:style-name="P52"/>
      <text:p text:style-name="P52"/>
      <text:p text:style-name="P52">Test14:</text:p>
      <text:p text:style-name="P52">(a(b)</text:p>
      <text:p text:style-name="P52">(a(b)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Wrong brackets!</text:p>
      <text:p text:style-name="P52"/>
      <text:p text:style-name="P52"/>
      <text:p text:style-name="P52">Test15:</text:p>
      <text:p text:style-name="P52">(a(b)(c(d)(2)))</text:p>
      <text:p text:style-name="P52"><text:soft-page-break/>(q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Wrong symbol: [2]</text:p>
      <text:p text:style-name="P52"/>
      <text:p text:style-name="P52"/>
      <text:p text:style-name="P52">Test16:</text:p>
      <text:p text:style-name="P52">(a(b(c(d(e(g(z(i(k(l(m(n))))))))))))</text:p>
      <text:p text:style-name="P52">(q)</text:p>
      <text:p text:style-name="P52">Result:</text:p>
      <text:p text:style-name="P52">Hello! This is binary tree comparator. I define two binary trees as similar, equal, mirrored or <text:s/>symmetric.</text:p>
      <text:p text:style-name="P52">Enter trees in bracket short form without spaces. Note: &lt;empty tree&gt; = '(#)'. Rules of short form:</text:p>
      <text:p text:style-name="P52">(&lt;root&gt; &lt;tree&gt; &lt;#&gt;) = (&lt;root&gt; &lt;tree&gt;)</text:p>
      <text:p text:style-name="P52">(&lt;root&gt; ##) = (&lt;root&gt;)</text:p>
      <text:p text:style-name="P52">1 tree: 2 tree: </text:p>
      <text:p text:style-name="P52">You entered: (a(b(c(d(e(g(z(i(k(l(m(n))))))))))))</text:p>
      <text:p text:style-name="P52"><text:s text:c="13"/>(q)</text:p>
      <text:p text:style-name="P52"/>
      <text:p text:style-name="P52"/>
      <text:p text:style-name="P52">Creating tree...</text:p>
      <text:p text:style-name="P52">[levele 0]:created: a</text:p>
      <text:p text:style-name="P52"><text:s text:c="3"/>[levele 1]:created: b</text:p>
      <text:p text:style-name="P52"><text:s text:c="6"/>[levele 2]:created: c</text:p>
      <text:p text:style-name="P52"><text:s text:c="9"/>[levele 3]:created: d</text:p>
      <text:p text:style-name="P52"><text:s text:c="12"/>[levele 4]:created: e</text:p>
      <text:p text:style-name="P52"><text:s text:c="15"/>[levele 5]:created: g</text:p>
      <text:p text:style-name="P52"><text:s text:c="18"/>[levele 6]:created: z</text:p>
      <text:p text:style-name="P52"><text:s text:c="21"/>[levele 7]:created: i</text:p>
      <text:p text:style-name="P52"><text:s text:c="24"/>[levele 8]:created: k</text:p>
      <text:p text:style-name="P52"><text:s text:c="27"/>[levele 9]:created: l</text:p>
      <text:p text:style-name="P52"><text:s text:c="30"/>[levele 10]:created: m</text:p>
      <text:p text:style-name="P52"><text:s text:c="33"/>[level 11]Max depth of binary tree is 10!</text:p>
      <text:p text:style-name="P52"/>
      <text:p text:style-name="P52"/>
      <text:p text:style-name="P52">Creating tree...</text:p>
      <text:p text:style-name="P52">[level 0]created: q</text:p>
      <text:p text:style-name="P52"/>
      <text:p text:style-name="P52">Tree 1: </text:p>
      <text:p text:style-name="P52"><text:s text:c="3"/>0: left = 1, 'a', right = -1</text:p>
      <text:p text:style-name="P52"><text:s text:c="3"/>1: left = 3, 'b', right = -1</text:p>
      <text:p text:style-name="P52"><text:s text:c="3"/>3: left = 7, 'c', right = -1</text:p>
      <text:p text:style-name="P52"><text:s text:c="3"/>7: left = 15, 'd', right = -1</text:p>
      <text:p text:style-name="P52"><text:s text:c="3"/>15: left = 31, 'e', right = -1</text:p>
      <text:p text:style-name="P52"><text:soft-page-break/><text:s text:c="3"/>31: left = 63, 'g', right = -1</text:p>
      <text:p text:style-name="P52"><text:s text:c="3"/>63: left = 127, 'z', right = -1</text:p>
      <text:p text:style-name="P52"><text:s text:c="3"/>127: left = 255, 'i', right = -1</text:p>
      <text:p text:style-name="P52"><text:s text:c="3"/>255: left = 511, 'k', right = -1</text:p>
      <text:p text:style-name="P52"><text:s text:c="3"/>511: left = 1023, 'l', right = -1</text:p>
      <text:p text:style-name="P52"><text:s text:c="3"/>1023: left = 2047, 'm', right = 2048</text:p>
      <text:p text:style-name="P52">Tree 2:</text:p>
      <text:p text:style-name="P52"><text:s text:c="3"/>0: left = -1, 'q', right = -1</text:p>
      <text:p text:style-name="P52"/>
      <text:p text:style-name="P52">Cheking for similarity and equality...</text:p>
      <text:p text:style-name="P52"/>
      <text:p text:style-name="P52">Comparing: <text:s/>[1]&lt;-[a]-&gt;[-1] <text:s/>[-1]&lt;-[q]-&gt;[-1]</text:p>
      <text:p text:style-name="P52"/>
      <text:p text:style-name="P52">aren't similar</text:p>
      <text:p text:style-name="P52">aren't equal</text:p>
      <text:p text:style-name="P52"/>
      <text:p text:style-name="P52">Cheking for mirror similarity and symmetry...</text:p>
      <text:p text:style-name="P52"/>
      <text:p text:style-name="P52">Comparing: <text:s/>[1]&lt;-[a]-&gt;[-1] <text:s/>[-1]&lt;-[q]-&gt;[-1]</text:p>
      <text:p text:style-name="P52"/>
      <text:p text:style-name="P52">aren't mirrored</text:p>
      <text:p text:style-name="P52">aren't symmetrical</text:p>
      <text:p text:style-name="P52">rm -rf *.o</text:p>
      <text:p text:style-name="P52"><text:s/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1.266cm" fo:margin-right="9.516cm" fo:margin-top="0cm" fo:margin-bottom="0.009cm" loext:contextual-spacing="false" fo:line-height="153%" fo:hyphenation-ladder-count="no-limit" fo:text-indent="-0.018cm" style:auto-text-indent="false">
        <style:tab-stops/>
      </style:paragraph-properties>
      <style:text-properties fo:color="#000000" style:font-name="Courier New1" fo:font-family="'Courier New'" style:font-family-generic="modern" style:font-pitch="fixed" fo:font-size="12pt" style:font-name-asian="Courier New1" style:font-family-asian="'Courier New'" style:font-family-generic-asian="modern" style:font-pitch-asian="fixed" style:font-size-asian="12pt" style:font-name-complex="Courier New1" style:font-family-complex="'Courier New'" style:font-family-generic-complex="modern" style:font-pitch-complex="fixed" fo:hyphenate="fals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11-08T15:30:58.369138801</dc:date>
    <meta:print-date>2015-07-17T12:06:00</meta:print-date>
    <meta:editing-cycles>36</meta:editing-cycles>
    <meta:editing-duration>PT2H30M25S</meta:editing-duration>
    <meta:generator>LibreOffice/5.1.6.2$Linux_X86_64 LibreOffice_project/10m0$Build-2</meta:generator>
    <meta:document-statistic meta:table-count="2" meta:image-count="0" meta:object-count="0" meta:page-count="33" meta:paragraph-count="1107" meta:word-count="4960" meta:character-count="35205" meta:non-whitespace-character-count="28795"/>
  </office:meta>
</office:document-meta>
</file>